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7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stroke="solid" svg:stroke-width="0.028cm" svg:stroke-color="#666666" draw:marker-start-width="0.242cm" draw:marker-end-width="0.242cm" draw:fill="none" draw:fill-color="#ff6600" draw:opacity="25%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solid" svg:stroke-width="0.028cm" svg:stroke-color="#666666" draw:marker-start-width="0.242cm" draw:marker-end-width="0.242cm" draw:fill="none" draw:fill-color="#ffff00" draw:opacity="25%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width="0.028cm" svg:stroke-color="#666666" draw:marker-start-width="0.242cm" draw:marker-end-width="0.242cm" draw:fill="none" draw:fill-color="#ff3333" draw:opacity="25%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solid" draw:stroke-dash="Ultrafine_20_2_20_Dots_20_3_20_Dashes"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draw:stroke="solid" draw:stroke-dash="Ultrafine_20_2_20_Dots_20_3_20_Dashes" svg:stroke-width="0.028cm" svg:stroke-color="#666666" draw:marker-start-width="0.205cm" draw:marker-end-width="0.205cm" svg:stroke-opacity="100%" draw:fill="none" draw:opacity="100%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6600" draw:opacity="25%"/>
      <style:paragraph-properties fo:text-align="center"/>
    </style:style>
    <style:style style:name="P5" style:family="paragraph">
      <loext:graphic-properties draw:fill="none" draw:fill-color="#ffff00" draw:opacity="25%"/>
      <style:paragraph-properties fo:text-align="center"/>
    </style:style>
    <style:style style:name="P6" style:family="paragraph">
      <loext:graphic-properties draw:fill="none" draw:fill-color="#ff3333" draw:opacity="25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1" svg:x1="16.898cm" svg:y1="15.664cm" svg:x2="14.849cm" svg:y2="15.664cm">
          <text:p/>
        </draw:line>
        <draw:line draw:style-name="gr1" draw:text-style-name="P1" draw:layer="Wall1" svg:x1="17.999cm" svg:y1="15.664cm" svg:x2="17.673cm" svg:y2="15.664cm">
          <text:p/>
        </draw:line>
        <draw:line draw:style-name="gr1" draw:text-style-name="P1" draw:layer="Wall1" svg:x1="9.53cm" svg:y1="6.092cm" svg:x2="19.7cm" svg:y2="6.092cm">
          <text:p/>
        </draw:line>
        <draw:line draw:style-name="gr1" draw:text-style-name="P1" draw:layer="Wall1" svg:x1="19.7cm" svg:y1="6.092cm" svg:x2="37.324cm" svg:y2="6.101cm">
          <text:p/>
        </draw:line>
        <draw:line draw:style-name="gr1" draw:text-style-name="P1" draw:layer="Wall1" svg:x1="37.324cm" svg:y1="6.101cm" svg:x2="37.324cm" svg:y2="4.75cm">
          <text:p/>
        </draw:line>
        <draw:line draw:style-name="gr1" draw:text-style-name="P1" draw:layer="Wall1" svg:x1="37.324cm" svg:y1="4.75cm" svg:x2="48.079cm" svg:y2="4.752cm">
          <text:p/>
        </draw:line>
        <draw:line draw:style-name="gr1" draw:text-style-name="P1" draw:layer="Wall1" svg:x1="42.999cm" svg:y1="21.993cm" svg:x2="42.999cm" svg:y2="16.938cm">
          <text:p/>
        </draw:line>
        <draw:line draw:style-name="gr1" draw:text-style-name="P1" draw:layer="Wall1" svg:x1="45.011cm" svg:y1="33.341cm" svg:x2="46.022cm" svg:y2="23.901cm">
          <text:p/>
        </draw:line>
        <draw:line draw:style-name="gr1" draw:text-style-name="P1" draw:layer="Wall1" svg:x1="38.65cm" svg:y1="21.8cm" svg:x2="29.633cm" svg:y2="21.8cm">
          <text:p/>
        </draw:line>
        <draw:rect draw:style-name="gr2" draw:text-style-name="P1" draw:layer="Wall1" svg:width="8.717cm" svg:height="1.805cm" svg:x="29.632cm" svg:y="23.345cm">
          <text:p/>
        </draw:rect>
        <draw:line draw:style-name="gr1" draw:text-style-name="P1" draw:layer="Wall1" svg:x1="29.633cm" svg:y1="20.35cm" svg:x2="35.499cm" svg:y2="20.35cm">
          <text:p/>
        </draw:line>
        <draw:line draw:style-name="gr3" draw:text-style-name="P1" draw:layer="Wall1" svg:x1="22.999cm" svg:y1="14.4cm" svg:x2="22.499cm" svg:y2="14.4cm">
          <text:p/>
        </draw:line>
        <draw:line draw:style-name="gr3" draw:text-style-name="P1" draw:layer="Wall1" svg:x1="16.548cm" svg:y1="11.701cm" svg:x2="16.548cm" svg:y2="15.664cm">
          <text:p/>
        </draw:line>
        <draw:line draw:style-name="gr3" draw:text-style-name="P1" draw:layer="Wall1" svg:x1="17.998cm" svg:y1="11.701cm" svg:x2="17.998cm" svg:y2="15.663cm">
          <text:p/>
        </draw:line>
        <draw:line draw:style-name="gr3" draw:text-style-name="P1" draw:layer="Wall1" svg:x1="17.998cm" svg:y1="13.4cm" svg:x2="17.648cm" svg:y2="13.4cm">
          <text:p/>
        </draw:line>
        <draw:line draw:style-name="gr3" draw:text-style-name="P1" draw:layer="Wall1" svg:x1="16.898cm" svg:y1="13.4cm" svg:x2="16.548cm" svg:y2="13.4cm">
          <text:p/>
        </draw:line>
        <draw:line draw:style-name="gr3" draw:text-style-name="P1" draw:layer="Wall1" svg:x1="14.849cm" svg:y1="12.05cm" svg:x2="17.998cm" svg:y2="12.05cm">
          <text:p/>
        </draw:line>
        <draw:line draw:style-name="gr3" draw:text-style-name="P1" draw:layer="Wall1" svg:x1="24.731cm" svg:y1="12.05cm" svg:x2="22.5cm" svg:y2="12.05cm">
          <text:p/>
        </draw:line>
        <draw:line draw:style-name="gr3" draw:text-style-name="P1" draw:layer="Wall1" svg:x1="22.999cm" svg:y1="11.701cm" svg:x2="22.999cm" svg:y2="15.663cm">
          <text:p/>
        </draw:line>
        <draw:line draw:style-name="gr3" draw:text-style-name="P1" draw:layer="Wall1" svg:x1="32.449cm" svg:y1="24.3cm" svg:x2="35.499cm" svg:y2="24.3cm">
          <text:p/>
        </draw:line>
        <draw:line draw:style-name="gr3" draw:text-style-name="P1" draw:layer="Wall1" svg:x1="29.749cm" svg:y1="25.15cm" svg:x2="37.199cm" svg:y2="25.15cm">
          <text:p/>
        </draw:line>
        <draw:line draw:style-name="gr3" draw:text-style-name="P1" draw:layer="Wall1" svg:x1="29.749cm" svg:y1="25.151cm" svg:x2="29.749cm" svg:y2="23.45cm">
          <text:p/>
        </draw:line>
        <draw:line draw:style-name="gr3" draw:text-style-name="P1" draw:layer="Wall1" svg:x1="31.299cm" svg:y1="23.45cm" svg:x2="31.299cm" svg:y2="25.15cm">
          <text:p/>
        </draw:line>
        <draw:line draw:style-name="gr3" draw:text-style-name="P1" draw:layer="Wall1" svg:x1="38.349cm" svg:y1="23.45cm" svg:x2="37.999cm" svg:y2="23.45cm">
          <text:p/>
        </draw:line>
        <draw:line draw:style-name="gr3" draw:text-style-name="P1" draw:layer="Wall1" svg:x1="38.349cm" svg:y1="25.15cm" svg:x2="37.2cm" svg:y2="25.15cm">
          <text:p/>
        </draw:line>
        <draw:line draw:style-name="gr3" draw:text-style-name="P1" draw:layer="Wall1" svg:x1="30.749cm" svg:y1="23.45cm" svg:x2="38cm" svg:y2="23.45cm">
          <text:p/>
        </draw:line>
        <draw:line draw:style-name="gr3" draw:text-style-name="P1" draw:layer="Wall1" svg:x1="36.649cm" svg:y1="23.45cm" svg:x2="36.649cm" svg:y2="25.15cm">
          <text:p/>
        </draw:line>
        <draw:line draw:style-name="gr1" draw:text-style-name="P1" draw:layer="Wall1" svg:x1="34.699cm" svg:y1="33.201cm" svg:x2="34.699cm" svg:y2="30.901cm">
          <text:p/>
        </draw:line>
        <draw:line draw:style-name="gr1" draw:text-style-name="P1" draw:layer="Wall1" svg:x1="29.633cm" svg:y1="20.35cm" svg:x2="29.633cm" svg:y2="21.8cm">
          <text:p/>
        </draw:line>
        <draw:line draw:style-name="gr1" draw:text-style-name="P1" draw:layer="Wall1" svg:x1="35.499cm" svg:y1="20.35cm" svg:x2="35.499cm" svg:y2="19.65cm">
          <text:p/>
        </draw:line>
        <draw:line draw:style-name="gr1" draw:text-style-name="P1" draw:layer="Wall1" svg:x1="36.349cm" svg:y1="18.7cm" svg:x2="43.005cm" svg:y2="16.938cm">
          <text:p/>
        </draw:line>
        <draw:path draw:style-name="gr4" draw:text-style-name="P2" draw:layer="Wall1" svg:width="1.229cm" svg:height="0.403cm" draw:transform="rotate (1.10706234454) translate (35.437488478096cm 19.6192375975733cm)" svg:viewBox="0 0 1230 404" svg:d="M0 69c648-269 1230 335 1230 335">
          <text:p/>
        </draw:path>
        <draw:line draw:style-name="gr1" draw:text-style-name="P1" draw:layer="Wall1" svg:x1="38.65cm" svg:y1="21.8cm" svg:x2="42.999cm" svg:y2="22cm">
          <text:p/>
        </draw:line>
        <draw:path draw:style-name="gr5" draw:text-style-name="P3" draw:layer="Wall1" svg:width="3.148cm" svg:height="1.714cm" draw:transform="rotate (-0.0703367688553718) translate (43.0007674861817cm 21.975912545598cm)" svg:viewBox="0 0 3149 1715" svg:d="M0 25c2989-268 3149 1690 3149 1690">
          <text:p/>
        </draw:path>
        <draw:line draw:style-name="gr6" draw:text-style-name="P1" draw:layer="Wall1" svg:x1="47.222cm" svg:y1="12.215cm" svg:x2="48.069cm" svg:y2="4.752cm">
          <text:p/>
        </draw:line>
        <draw:path draw:style-name="gr7" draw:text-style-name="P1" draw:layer="Wall1" svg:width="5.605cm" svg:height="3.182cm" draw:transform="rotate (1.32540303396449) translate (43.004999882413cm 16.9380004695205cm)" svg:viewBox="0 0 5606 3183" svg:d="M5606 2943c-4150 1274-5607-2943-5606-2943">
          <text:p/>
        </draw:path>
        <draw:line draw:style-name="gr1" draw:text-style-name="P1" draw:layer="Wall1" svg:x1="34.7cm" svg:y1="30.901cm" svg:x2="33.3cm" svg:y2="30.901cm">
          <text:p/>
        </draw:line>
        <draw:line draw:style-name="gr1" draw:text-style-name="P1" draw:layer="Wall1" svg:x1="33.3cm" svg:y1="33.201cm" svg:x2="34.7cm" svg:y2="33.201cm">
          <text:p/>
        </draw:line>
        <draw:line draw:style-name="gr1" draw:text-style-name="P1" draw:layer="Wall1" svg:x1="33.3cm" svg:y1="32.301cm" svg:x2="33.3cm" svg:y2="31.751cm">
          <text:p/>
        </draw:line>
        <draw:line draw:style-name="gr1" draw:text-style-name="P1" draw:layer="Wall1" svg:x1="33.3cm" svg:y1="31.201cm" svg:x2="33.3cm" svg:y2="30.901cm">
          <text:p/>
        </draw:line>
        <draw:line draw:style-name="gr1" draw:text-style-name="P1" draw:layer="Wall1" svg:x1="33.3cm" svg:y1="33.201cm" svg:x2="33.3cm" svg:y2="32.851cm">
          <text:p/>
        </draw:line>
        <draw:line draw:style-name="gr1" draw:text-style-name="P1" draw:layer="Wall1" svg:x1="33.35cm" svg:y1="30.901cm" svg:x2="33.35cm" svg:y2="30.551cm">
          <text:p/>
        </draw:line>
        <draw:line draw:style-name="gr1" draw:text-style-name="P1" draw:layer="Wall1" svg:x1="33.35cm" svg:y1="30.551cm" svg:x2="34cm" svg:y2="30.551cm">
          <text:p/>
        </draw:line>
        <draw:line draw:style-name="gr3" draw:text-style-name="P1" draw:layer="Wall1" svg:x1="30.751cm" svg:y1="23.45cm" svg:x2="29.75cm" svg:y2="23.45cm">
          <text:p/>
        </draw:line>
        <draw:line draw:style-name="gr1" draw:text-style-name="P1" draw:layer="Wall1" svg:x1="32.63cm" svg:y1="20.35cm" svg:x2="32.63cm" svg:y2="21.8cm">
          <text:p/>
        </draw:line>
        <draw:line draw:style-name="gr1" draw:text-style-name="P1" draw:layer="Wall1" svg:x1="35.48cm" svg:y1="20.35cm" svg:x2="35.48cm" svg:y2="21.8cm">
          <text:p/>
        </draw:line>
        <draw:line draw:style-name="gr1" draw:text-style-name="P1" draw:layer="Wall1" svg:x1="38.38cm" svg:y1="21.001cm" svg:x2="38.38cm" svg:y2="21.8cm">
          <text:p/>
        </draw:line>
        <draw:line draw:style-name="gr3" draw:text-style-name="P1" draw:layer="Wall1" svg:x1="38.349cm" svg:y1="24.335cm" svg:x2="39.05cm" svg:y2="24.335cm">
          <text:p/>
        </draw:line>
        <draw:line draw:style-name="gr3" draw:text-style-name="P1" draw:layer="Wall1" svg:x1="40.9cm" svg:y1="25.15cm" svg:x2="39.05cm" svg:y2="25.15cm">
          <text:p/>
        </draw:line>
        <draw:line draw:style-name="gr3" draw:text-style-name="P1" draw:layer="Wall1" svg:x1="41.712cm" svg:y1="31.351cm" svg:x2="45.1cm" svg:y2="31.351cm">
          <text:p/>
        </draw:line>
        <draw:line draw:style-name="gr3" draw:text-style-name="P1" draw:layer="Wall1" svg:x1="45.1cm" svg:y1="31.351cm" svg:x2="45.15cm" svg:y2="30.901cm">
          <text:p/>
        </draw:line>
        <draw:line draw:style-name="gr3" draw:text-style-name="P1" draw:layer="Wall1" svg:x1="41.712cm" svg:y1="30.901cm" svg:x2="41.711cm" svg:y2="31.351cm">
          <text:p/>
        </draw:line>
        <draw:line draw:style-name="gr3" draw:text-style-name="P1" draw:layer="Wall1" svg:x1="41.711cm" svg:y1="30.901cm" svg:x2="45.149cm" svg:y2="30.901cm">
          <text:p/>
        </draw:line>
        <draw:line draw:style-name="gr3" draw:text-style-name="P1" draw:layer="Wall1" svg:x1="41.95cm" svg:y1="33.341cm" svg:x2="41.95cm" svg:y2="31.351cm">
          <text:p/>
        </draw:line>
        <draw:line draw:style-name="gr3" draw:text-style-name="P1" draw:layer="Wall1" svg:x1="42.75cm" svg:y1="30.901cm" svg:x2="42.75cm" svg:y2="30.501cm">
          <text:p/>
        </draw:line>
        <draw:line draw:style-name="gr3" draw:text-style-name="P1" draw:layer="Wall1" svg:x1="42.35cm" svg:y1="30.501cm" svg:x2="43.6cm" svg:y2="30.501cm">
          <text:p/>
        </draw:line>
        <draw:line draw:style-name="gr3" draw:text-style-name="P1" draw:layer="Wall1" svg:x1="43.6cm" svg:y1="30.901cm" svg:x2="43.6cm" svg:y2="30.501cm">
          <text:p/>
        </draw:line>
        <draw:line draw:style-name="gr1" draw:text-style-name="P1" draw:layer="Wall1" svg:x1="38.32cm" svg:y1="14.251cm" svg:x2="41.02cm" svg:y2="14.251cm">
          <text:p/>
        </draw:line>
        <draw:line draw:style-name="gr3" draw:text-style-name="P1" draw:layer="Wall1" svg:x1="24.731cm" svg:y1="11.701cm" svg:x2="22.5cm" svg:y2="11.701cm">
          <text:p/>
        </draw:line>
        <draw:line draw:style-name="gr3" draw:text-style-name="P1" draw:layer="Wall1" svg:x1="24.731cm" svg:y1="11.701cm" svg:x2="24.731cm" svg:y2="15.663cm">
          <text:p/>
        </draw:line>
        <draw:line draw:style-name="gr3" draw:text-style-name="P1" draw:layer="Wall1" svg:x1="22.5cm" svg:y1="11.701cm" svg:x2="22.5cm" svg:y2="15.663cm">
          <text:p/>
        </draw:line>
        <draw:line draw:style-name="gr3" draw:text-style-name="P1" draw:layer="Wall1" svg:x1="24.731cm" svg:y1="15.651cm" svg:x2="22.5cm" svg:y2="15.651cm">
          <text:p/>
        </draw:line>
        <draw:line draw:style-name="gr3" draw:text-style-name="P1" draw:layer="Wall1" svg:x1="14.849cm" svg:y1="11.701cm" svg:x2="14.849cm" svg:y2="15.664cm">
          <text:p/>
        </draw:line>
        <draw:line draw:style-name="gr3" draw:text-style-name="P1" draw:layer="Wall1" svg:x1="17.998cm" svg:y1="11.701cm" svg:x2="14.849cm" svg:y2="11.701cm">
          <text:p/>
        </draw:line>
        <draw:line draw:style-name="gr3" draw:text-style-name="P1" draw:layer="Wall1" svg:x1="14.75cm" svg:y1="22.438cm" svg:x2="14.75cm" svg:y2="27.751cm">
          <text:p/>
        </draw:line>
        <draw:line draw:style-name="gr1" draw:text-style-name="P1" draw:layer="Wall1" svg:x1="24.9cm" svg:y1="22.45cm" svg:x2="14.75cm" svg:y2="22.45cm">
          <text:p/>
        </draw:line>
        <draw:line draw:style-name="gr3" draw:text-style-name="P1" draw:layer="Wall1" svg:x1="11.15cm" svg:y1="22.438cm" svg:x2="11.15cm" svg:y2="27.75cm">
          <text:p/>
        </draw:line>
        <draw:line draw:style-name="gr3" draw:text-style-name="P1" draw:layer="Wall1" svg:x1="24.9cm" svg:y1="22.45cm" svg:x2="24.9cm" svg:y2="24.901cm">
          <text:p/>
        </draw:line>
        <draw:line draw:style-name="gr1" draw:text-style-name="P1" draw:layer="Wall1" svg:x1="29.633cm" svg:y1="21.801cm" svg:x2="29.633cm" svg:y2="23.345cm">
          <text:p/>
        </draw:line>
        <draw:line draw:style-name="gr3" draw:text-style-name="P1" draw:layer="Wall1" svg:x1="40cm" svg:y1="24.6cm" svg:x2="40cm" svg:y2="25.15cm">
          <text:p/>
        </draw:line>
        <draw:line draw:style-name="gr1" draw:text-style-name="P1" draw:layer="Wall1" svg:x1="46.65cm" svg:y1="4.9cm" svg:x2="39.75cm" svg:y2="4.9cm">
          <text:p/>
        </draw:line>
        <draw:line draw:style-name="gr1" draw:text-style-name="P1" draw:layer="Wall1" svg:x1="35.258cm" svg:y1="21.801cm" svg:x2="35.258cm" svg:y2="23.345cm">
          <text:p/>
        </draw:line>
        <draw:line draw:style-name="gr3" draw:text-style-name="P1" draw:layer="Wall1" svg:x1="42.35cm" svg:y1="30.9cm" svg:x2="42.35cm" svg:y2="27.7cm">
          <text:p/>
        </draw:line>
        <draw:line draw:style-name="gr3" draw:text-style-name="P1" draw:layer="Wall1" svg:x1="43.3cm" svg:y1="33.341cm" svg:x2="43.3cm" svg:y2="31.351cm">
          <text:p/>
        </draw:line>
        <draw:line draw:style-name="gr3" draw:text-style-name="P1" draw:layer="Wall1" svg:x1="40cm" svg:y1="24.6cm" svg:x2="39.05cm" svg:y2="24.6cm">
          <text:p/>
        </draw:line>
        <draw:line draw:style-name="gr1" draw:text-style-name="P1" draw:layer="Wall1" svg:x1="40.924cm" svg:y1="6.5cm" svg:x2="40.924cm" svg:y2="8.85cm">
          <text:p/>
        </draw:line>
        <draw:line draw:style-name="gr1" draw:text-style-name="P1" draw:layer="Wall1" svg:x1="37.324cm" svg:y1="6.5cm" svg:x2="37.324cm" svg:y2="4.9cm">
          <text:p/>
        </draw:line>
        <draw:line draw:style-name="gr1" draw:text-style-name="P1" draw:layer="Wall1" svg:x1="40.924cm" svg:y1="4.9cm" svg:x2="37.324cm" svg:y2="4.9cm">
          <text:p/>
        </draw:line>
        <draw:line draw:style-name="gr1" draw:text-style-name="P1" draw:layer="Wall1" svg:x1="40.924cm" svg:y1="6.5cm" svg:x2="37.324cm" svg:y2="6.5cm">
          <text:p/>
        </draw:line>
        <draw:line draw:style-name="gr1" draw:text-style-name="P1" draw:layer="Wall1" svg:x1="40.924cm" svg:y1="8.85cm" svg:x2="41.35cm" svg:y2="8.85cm">
          <text:p/>
        </draw:line>
        <draw:line draw:style-name="gr1" draw:text-style-name="P1" draw:layer="Wall1" svg:x1="41.35cm" svg:y1="11.9cm" svg:x2="41.35cm" svg:y2="8.85cm">
          <text:p/>
        </draw:line>
        <draw:line draw:style-name="gr1" draw:text-style-name="P1" draw:layer="Wall1" svg:x1="41.02cm" svg:y1="11.9cm" svg:x2="41.02cm" svg:y2="14.25cm">
          <text:p/>
        </draw:line>
        <draw:line draw:style-name="gr1" draw:text-style-name="P1" draw:layer="Wall1" svg:x1="41.02cm" svg:y1="11.9cm" svg:x2="41.35cm" svg:y2="11.9cm">
          <text:p/>
        </draw:line>
        <draw:line draw:style-name="gr1" draw:text-style-name="P1" draw:layer="Wall1" svg:x1="38.32cm" svg:y1="18.18cm" svg:x2="38.32cm" svg:y2="14.25cm">
          <text:p/>
        </draw:line>
        <draw:line draw:style-name="gr1" draw:text-style-name="P1" draw:layer="Wall1" svg:x1="39.3cm" svg:y1="15.95cm" svg:x2="39.3cm" svg:y2="14.25cm">
          <text:p/>
        </draw:line>
        <draw:line draw:style-name="gr1" draw:text-style-name="P1" draw:layer="Wall1" svg:x1="44.45cm" svg:y1="14.4cm" svg:x2="38.32cm" svg:y2="16.319cm">
          <text:p/>
        </draw:line>
        <draw:line draw:style-name="gr1" draw:text-style-name="P1" draw:layer="Wall1" svg:x1="38.32cm" svg:y1="15.95cm" svg:x2="39.5cm" svg:y2="15.95cm">
          <text:p/>
        </draw:line>
        <draw:line draw:style-name="gr1" draw:text-style-name="P1" draw:layer="Wall1" svg:x1="44.9cm" svg:y1="13.95cm" svg:x2="45.342cm" svg:y2="9.95cm">
          <text:p/>
        </draw:line>
        <draw:line draw:style-name="gr1" draw:text-style-name="P1" draw:layer="Wall1" svg:x1="45.431cm" svg:y1="9.15cm" svg:x2="45.9cm" svg:y2="4.901cm">
          <text:p/>
        </draw:line>
        <draw:line draw:style-name="gr1" draw:text-style-name="P1" draw:layer="Wall1" svg:x1="42.55cm" svg:y1="9.95cm" svg:x2="45.35cm" svg:y2="9.95cm">
          <text:p/>
        </draw:line>
        <draw:line draw:style-name="gr1" draw:text-style-name="P1" draw:layer="Wall1" svg:x1="42.3cm" svg:y1="8.5cm" svg:x2="45.5cm" svg:y2="8.5cm">
          <text:p/>
        </draw:line>
        <draw:line draw:style-name="gr1" draw:text-style-name="P1" draw:layer="Wall1" svg:x1="42.42cm" svg:y1="9.15cm" svg:x2="42.42cm" svg:y2="8.5cm">
          <text:p/>
        </draw:line>
        <draw:g>
          <draw:line draw:style-name="gr1" draw:text-style-name="P1" draw:layer="Wall1" svg:x1="9.532cm" svg:y1="33.333cm" svg:x2="45.011cm" svg:y2="33.333cm">
            <text:p/>
          </draw:line>
          <draw:line draw:style-name="gr1" draw:text-style-name="P1" draw:layer="Wall1" svg:x1="9.53cm" svg:y1="33.334cm" svg:x2="9.53cm" svg:y2="6.09cm">
            <text:p/>
          </draw:line>
        </draw:g>
        <draw:line draw:style-name="gr8" draw:text-style-name="P1" draw:layer="D1" svg:x1="22.581cm" svg:y1="12.052cm" svg:x2="22.581cm" svg:y2="14.402cm">
          <text:p/>
        </draw:line>
        <draw:line draw:style-name="gr8" draw:text-style-name="P1" draw:layer="D1" svg:x1="23.001cm" svg:y1="13.092cm" svg:x2="22.581cm" svg:y2="13.092cm">
          <text:p/>
        </draw:line>
        <draw:line draw:style-name="gr8" draw:text-style-name="P1" draw:layer="D1" svg:x1="23.001cm" svg:y1="12.481cm" svg:x2="22.581cm" svg:y2="12.481cm">
          <text:p/>
        </draw:line>
        <draw:g>
          <draw:line draw:style-name="gr8" draw:text-style-name="P1" draw:layer="D1" svg:x1="23.113cm" svg:y1="12.751cm" svg:x2="23.113cm" svg:y2="14.558cm">
            <text:p/>
          </draw:line>
          <draw:line draw:style-name="gr8" draw:text-style-name="P1" draw:layer="D1" svg:x1="24.563cm" svg:y1="12.751cm" svg:x2="24.563cm" svg:y2="14.558cm">
            <text:p/>
          </draw:line>
          <draw:line draw:style-name="gr8" draw:text-style-name="P1" draw:layer="D1" svg:x1="24.563cm" svg:y1="12.918cm" svg:x2="23.893cm" svg:y2="12.918cm">
            <text:p/>
          </draw:line>
          <draw:g>
            <draw:line draw:style-name="gr8" draw:text-style-name="P1" draw:layer="D1" svg:x1="23.773cm" svg:y1="12.918cm" svg:x2="23.773cm" svg:y2="14.268cm">
              <text:p/>
            </draw:line>
            <draw:line draw:style-name="gr8" draw:text-style-name="P1" draw:layer="D1" svg:x1="23.893cm" svg:y1="12.918cm" svg:x2="23.893cm" svg:y2="14.268cm">
              <text:p/>
            </draw:line>
            <draw:line draw:style-name="gr8" draw:text-style-name="P1" draw:layer="D1" svg:x1="23.893cm" svg:y1="12.918cm" svg:x2="23.773cm" svg:y2="12.918cm">
              <text:p/>
            </draw:line>
            <draw:line draw:style-name="gr8" draw:text-style-name="P1" draw:layer="D1" svg:x1="23.893cm" svg:y1="14.268cm" svg:x2="23.773cm" svg:y2="14.268cm">
              <text:p/>
            </draw:line>
          </draw:g>
          <draw:line draw:style-name="gr8" draw:text-style-name="P1" draw:layer="D1" svg:x1="24.563cm" svg:y1="13.041cm" svg:x2="23.893cm" svg:y2="13.041cm">
            <text:p/>
          </draw:line>
          <draw:line draw:style-name="gr8" draw:text-style-name="P1" draw:layer="D1" svg:x1="24.563cm" svg:y1="13.163cm" svg:x2="23.893cm" svg:y2="13.163cm">
            <text:p/>
          </draw:line>
          <draw:line draw:style-name="gr8" draw:text-style-name="P1" draw:layer="D1" svg:x1="24.563cm" svg:y1="13.286cm" svg:x2="23.893cm" svg:y2="13.286cm">
            <text:p/>
          </draw:line>
          <draw:line draw:style-name="gr8" draw:text-style-name="P1" draw:layer="D1" svg:x1="24.563cm" svg:y1="13.409cm" svg:x2="23.893cm" svg:y2="13.409cm">
            <text:p/>
          </draw:line>
          <draw:line draw:style-name="gr8" draw:text-style-name="P1" draw:layer="D1" svg:x1="24.563cm" svg:y1="13.532cm" svg:x2="23.893cm" svg:y2="13.532cm">
            <text:p/>
          </draw:line>
          <draw:line draw:style-name="gr8" draw:text-style-name="P1" draw:layer="D1" svg:x1="24.563cm" svg:y1="13.654cm" svg:x2="23.893cm" svg:y2="13.654cm">
            <text:p/>
          </draw:line>
          <draw:line draw:style-name="gr8" draw:text-style-name="P1" draw:layer="D1" svg:x1="24.563cm" svg:y1="13.777cm" svg:x2="23.893cm" svg:y2="13.777cm">
            <text:p/>
          </draw:line>
          <draw:line draw:style-name="gr8" draw:text-style-name="P1" draw:layer="D1" svg:x1="24.563cm" svg:y1="13.9cm" svg:x2="23.893cm" svg:y2="13.9cm">
            <text:p/>
          </draw:line>
          <draw:line draw:style-name="gr8" draw:text-style-name="P1" draw:layer="D1" svg:x1="24.563cm" svg:y1="14.023cm" svg:x2="23.893cm" svg:y2="14.023cm">
            <text:p/>
          </draw:line>
          <draw:line draw:style-name="gr8" draw:text-style-name="P1" draw:layer="D1" svg:x1="24.563cm" svg:y1="14.145cm" svg:x2="23.893cm" svg:y2="14.145cm">
            <text:p/>
          </draw:line>
          <draw:line draw:style-name="gr8" draw:text-style-name="P1" draw:layer="D1" svg:x1="23.783cm" svg:y1="13.041cm" svg:x2="23.113cm" svg:y2="13.041cm">
            <text:p/>
          </draw:line>
          <draw:line draw:style-name="gr8" draw:text-style-name="P1" draw:layer="D1" svg:x1="23.783cm" svg:y1="13.163cm" svg:x2="23.113cm" svg:y2="13.163cm">
            <text:p/>
          </draw:line>
          <draw:line draw:style-name="gr8" draw:text-style-name="P1" draw:layer="D1" svg:x1="23.783cm" svg:y1="13.286cm" svg:x2="23.113cm" svg:y2="13.286cm">
            <text:p/>
          </draw:line>
          <draw:line draw:style-name="gr8" draw:text-style-name="P1" draw:layer="D1" svg:x1="23.783cm" svg:y1="13.409cm" svg:x2="23.113cm" svg:y2="13.409cm">
            <text:p/>
          </draw:line>
          <draw:line draw:style-name="gr8" draw:text-style-name="P1" draw:layer="D1" svg:x1="23.783cm" svg:y1="13.532cm" svg:x2="23.113cm" svg:y2="13.532cm">
            <text:p/>
          </draw:line>
          <draw:line draw:style-name="gr8" draw:text-style-name="P1" draw:layer="D1" svg:x1="23.783cm" svg:y1="13.654cm" svg:x2="23.113cm" svg:y2="13.654cm">
            <text:p/>
          </draw:line>
          <draw:line draw:style-name="gr8" draw:text-style-name="P1" draw:layer="D1" svg:x1="23.783cm" svg:y1="13.777cm" svg:x2="23.113cm" svg:y2="13.777cm">
            <text:p/>
          </draw:line>
          <draw:line draw:style-name="gr8" draw:text-style-name="P1" draw:layer="D1" svg:x1="23.783cm" svg:y1="13.9cm" svg:x2="23.113cm" svg:y2="13.9cm">
            <text:p/>
          </draw:line>
          <draw:line draw:style-name="gr8" draw:text-style-name="P1" draw:layer="D1" svg:x1="23.783cm" svg:y1="14.023cm" svg:x2="23.113cm" svg:y2="14.023cm">
            <text:p/>
          </draw:line>
          <draw:line draw:style-name="gr8" draw:text-style-name="P1" draw:layer="D1" svg:x1="23.783cm" svg:y1="14.268cm" svg:x2="23.113cm" svg:y2="14.268cm">
            <text:p/>
          </draw:line>
          <draw:line draw:style-name="gr8" draw:text-style-name="P1" draw:layer="D1" svg:x1="23.783cm" svg:y1="14.145cm" svg:x2="23.113cm" svg:y2="14.145cm">
            <text:p/>
          </draw:line>
        </draw:g>
        <draw:line draw:style-name="gr8" draw:text-style-name="P1" draw:layer="D1" svg:x1="16.548cm" svg:y1="15.237cm" svg:x2="16.898cm" svg:y2="15.237cm">
          <text:p/>
        </draw:line>
        <draw:line draw:style-name="gr8" draw:text-style-name="P1" draw:layer="D1" svg:x1="17.673cm" svg:y1="13.402cm" svg:x2="17.673cm" svg:y2="15.665cm">
          <text:p/>
        </draw:line>
        <draw:line draw:style-name="gr8" draw:text-style-name="P1" draw:layer="D1" svg:x1="16.898cm" svg:y1="13.403cm" svg:x2="16.898cm" svg:y2="15.666cm">
          <text:p/>
        </draw:line>
        <draw:line draw:style-name="gr8" draw:text-style-name="P1" draw:layer="D1" svg:x1="17.674cm" svg:y1="15.302cm" svg:x2="17.998cm" svg:y2="15.302cm">
          <text:p/>
        </draw:line>
        <draw:line draw:style-name="gr8" draw:text-style-name="P1" draw:layer="D1" svg:x1="17.674cm" svg:y1="14.964cm" svg:x2="17.998cm" svg:y2="14.964cm">
          <text:p/>
        </draw:line>
        <draw:line draw:style-name="gr8" draw:text-style-name="P1" draw:layer="D1" svg:x1="17.674cm" svg:y1="14.301cm" svg:x2="17.998cm" svg:y2="14.301cm">
          <text:p/>
        </draw:line>
        <draw:g>
          <draw:g>
            <draw:line draw:style-name="gr8" draw:text-style-name="P1" draw:layer="D1" svg:x1="16.8cm" svg:y1="12.208cm" svg:x2="16.8cm" svg:y2="13.257cm">
              <text:p/>
            </draw:line>
            <draw:line draw:style-name="gr8" draw:text-style-name="P1" draw:layer="D1" svg:x1="17.75cm" svg:y1="12.208cm" svg:x2="16.8cm" svg:y2="12.208cm">
              <text:p/>
            </draw:line>
            <draw:line draw:style-name="gr8" draw:text-style-name="P1" draw:layer="D1" svg:x1="17.75cm" svg:y1="12.209cm" svg:x2="17.75cm" svg:y2="13.258cm">
              <text:p/>
            </draw:line>
            <draw:line draw:style-name="gr8" draw:text-style-name="P1" draw:layer="D1" svg:x1="17.75cm" svg:y1="12.208cm" svg:x2="16.8cm" svg:y2="13.257cm">
              <text:p/>
            </draw:line>
            <draw:line draw:style-name="gr8" draw:text-style-name="P1" draw:layer="D1" svg:x1="17.75cm" svg:y1="13.257cm" svg:x2="16.8cm" svg:y2="13.257cm">
              <text:p/>
            </draw:line>
            <draw:line draw:style-name="gr8" draw:text-style-name="P1" draw:layer="D1" svg:x1="17.75cm" svg:y1="13.257cm" svg:x2="16.8cm" svg:y2="12.208cm">
              <text:p/>
            </draw:line>
          </draw:g>
          <draw:g>
            <draw:line draw:style-name="gr8" draw:text-style-name="P1" draw:layer="D1" svg:x1="16.925cm" svg:y1="13.251cm" svg:x2="16.925cm" svg:y2="13.358cm">
              <text:p/>
            </draw:line>
            <draw:line draw:style-name="gr8" draw:text-style-name="P1" draw:layer="D1" svg:x1="17.625cm" svg:y1="13.251cm" svg:x2="17.625cm" svg:y2="13.358cm">
              <text:p/>
            </draw:line>
          </draw:g>
        </draw:g>
        <draw:g>
          <draw:line draw:style-name="gr8" draw:text-style-name="P1" draw:layer="D1" svg:x1="14.93cm" svg:y1="12.751cm" svg:x2="14.93cm" svg:y2="14.558cm">
            <text:p/>
          </draw:line>
          <draw:line draw:style-name="gr8" draw:text-style-name="P1" draw:layer="D1" svg:x1="16.38cm" svg:y1="12.751cm" svg:x2="16.38cm" svg:y2="14.558cm">
            <text:p/>
          </draw:line>
          <draw:line draw:style-name="gr8" draw:text-style-name="P1" draw:layer="D1" svg:x1="16.38cm" svg:y1="12.918cm" svg:x2="15.71cm" svg:y2="12.918cm">
            <text:p/>
          </draw:line>
          <draw:g>
            <draw:line draw:style-name="gr8" draw:text-style-name="P1" draw:layer="D1" svg:x1="15.59cm" svg:y1="12.918cm" svg:x2="15.59cm" svg:y2="14.268cm">
              <text:p/>
            </draw:line>
            <draw:line draw:style-name="gr8" draw:text-style-name="P1" draw:layer="D1" svg:x1="15.71cm" svg:y1="12.918cm" svg:x2="15.71cm" svg:y2="14.268cm">
              <text:p/>
            </draw:line>
            <draw:line draw:style-name="gr8" draw:text-style-name="P1" draw:layer="D1" svg:x1="15.71cm" svg:y1="12.918cm" svg:x2="15.59cm" svg:y2="12.918cm">
              <text:p/>
            </draw:line>
            <draw:line draw:style-name="gr8" draw:text-style-name="P1" draw:layer="D1" svg:x1="15.71cm" svg:y1="14.268cm" svg:x2="15.59cm" svg:y2="14.268cm">
              <text:p/>
            </draw:line>
          </draw:g>
          <draw:line draw:style-name="gr8" draw:text-style-name="P1" draw:layer="D1" svg:x1="16.38cm" svg:y1="13.041cm" svg:x2="15.71cm" svg:y2="13.041cm">
            <text:p/>
          </draw:line>
          <draw:line draw:style-name="gr8" draw:text-style-name="P1" draw:layer="D1" svg:x1="16.38cm" svg:y1="13.163cm" svg:x2="15.71cm" svg:y2="13.163cm">
            <text:p/>
          </draw:line>
          <draw:line draw:style-name="gr8" draw:text-style-name="P1" draw:layer="D1" svg:x1="16.38cm" svg:y1="13.286cm" svg:x2="15.71cm" svg:y2="13.286cm">
            <text:p/>
          </draw:line>
          <draw:line draw:style-name="gr8" draw:text-style-name="P1" draw:layer="D1" svg:x1="16.38cm" svg:y1="13.409cm" svg:x2="15.71cm" svg:y2="13.409cm">
            <text:p/>
          </draw:line>
          <draw:line draw:style-name="gr8" draw:text-style-name="P1" draw:layer="D1" svg:x1="16.38cm" svg:y1="13.532cm" svg:x2="15.71cm" svg:y2="13.532cm">
            <text:p/>
          </draw:line>
          <draw:line draw:style-name="gr8" draw:text-style-name="P1" draw:layer="D1" svg:x1="16.38cm" svg:y1="13.654cm" svg:x2="15.71cm" svg:y2="13.654cm">
            <text:p/>
          </draw:line>
          <draw:line draw:style-name="gr8" draw:text-style-name="P1" draw:layer="D1" svg:x1="16.38cm" svg:y1="13.777cm" svg:x2="15.71cm" svg:y2="13.777cm">
            <text:p/>
          </draw:line>
          <draw:line draw:style-name="gr8" draw:text-style-name="P1" draw:layer="D1" svg:x1="16.38cm" svg:y1="13.9cm" svg:x2="15.71cm" svg:y2="13.9cm">
            <text:p/>
          </draw:line>
          <draw:line draw:style-name="gr8" draw:text-style-name="P1" draw:layer="D1" svg:x1="16.38cm" svg:y1="14.023cm" svg:x2="15.71cm" svg:y2="14.023cm">
            <text:p/>
          </draw:line>
          <draw:line draw:style-name="gr8" draw:text-style-name="P1" draw:layer="D1" svg:x1="16.38cm" svg:y1="14.145cm" svg:x2="15.71cm" svg:y2="14.145cm">
            <text:p/>
          </draw:line>
          <draw:line draw:style-name="gr8" draw:text-style-name="P1" draw:layer="D1" svg:x1="15.6cm" svg:y1="13.041cm" svg:x2="14.93cm" svg:y2="13.041cm">
            <text:p/>
          </draw:line>
          <draw:line draw:style-name="gr8" draw:text-style-name="P1" draw:layer="D1" svg:x1="15.6cm" svg:y1="13.163cm" svg:x2="14.93cm" svg:y2="13.163cm">
            <text:p/>
          </draw:line>
          <draw:line draw:style-name="gr8" draw:text-style-name="P1" draw:layer="D1" svg:x1="15.6cm" svg:y1="13.286cm" svg:x2="14.93cm" svg:y2="13.286cm">
            <text:p/>
          </draw:line>
          <draw:line draw:style-name="gr8" draw:text-style-name="P1" draw:layer="D1" svg:x1="15.6cm" svg:y1="13.409cm" svg:x2="14.93cm" svg:y2="13.409cm">
            <text:p/>
          </draw:line>
          <draw:line draw:style-name="gr8" draw:text-style-name="P1" draw:layer="D1" svg:x1="15.6cm" svg:y1="13.532cm" svg:x2="14.93cm" svg:y2="13.532cm">
            <text:p/>
          </draw:line>
          <draw:line draw:style-name="gr8" draw:text-style-name="P1" draw:layer="D1" svg:x1="15.6cm" svg:y1="13.654cm" svg:x2="14.93cm" svg:y2="13.654cm">
            <text:p/>
          </draw:line>
          <draw:line draw:style-name="gr8" draw:text-style-name="P1" draw:layer="D1" svg:x1="15.6cm" svg:y1="13.777cm" svg:x2="14.93cm" svg:y2="13.777cm">
            <text:p/>
          </draw:line>
          <draw:line draw:style-name="gr8" draw:text-style-name="P1" draw:layer="D1" svg:x1="15.6cm" svg:y1="13.9cm" svg:x2="14.93cm" svg:y2="13.9cm">
            <text:p/>
          </draw:line>
          <draw:line draw:style-name="gr8" draw:text-style-name="P1" draw:layer="D1" svg:x1="15.6cm" svg:y1="14.023cm" svg:x2="14.93cm" svg:y2="14.023cm">
            <text:p/>
          </draw:line>
          <draw:line draw:style-name="gr8" draw:text-style-name="P1" draw:layer="D1" svg:x1="15.6cm" svg:y1="14.268cm" svg:x2="14.93cm" svg:y2="14.268cm">
            <text:p/>
          </draw:line>
          <draw:line draw:style-name="gr8" draw:text-style-name="P1" draw:layer="D1" svg:x1="15.6cm" svg:y1="14.145cm" svg:x2="14.93cm" svg:y2="14.145cm">
            <text:p/>
          </draw:line>
        </draw:g>
        <draw:line draw:style-name="gr8" draw:text-style-name="P1" draw:layer="D1" svg:x1="16.548cm" svg:y1="15.237cm" svg:x2="16.898cm" svg:y2="15.237cm">
          <text:p/>
        </draw:line>
        <draw:line draw:style-name="gr8" draw:text-style-name="P1" draw:layer="D1" svg:x1="17.673cm" svg:y1="13.402cm" svg:x2="17.673cm" svg:y2="15.665cm">
          <text:p/>
        </draw:line>
        <draw:line draw:style-name="gr8" draw:text-style-name="P1" draw:layer="D1" svg:x1="16.898cm" svg:y1="13.403cm" svg:x2="16.898cm" svg:y2="15.666cm">
          <text:p/>
        </draw:line>
        <draw:line draw:style-name="gr8" draw:text-style-name="P1" draw:layer="D1" svg:x1="17.674cm" svg:y1="15.302cm" svg:x2="17.998cm" svg:y2="15.302cm">
          <text:p/>
        </draw:line>
        <draw:line draw:style-name="gr8" draw:text-style-name="P1" draw:layer="D1" svg:x1="17.674cm" svg:y1="14.964cm" svg:x2="17.998cm" svg:y2="14.964cm">
          <text:p/>
        </draw:line>
        <draw:line draw:style-name="gr8" draw:text-style-name="P1" draw:layer="D1" svg:x1="17.674cm" svg:y1="14.301cm" svg:x2="17.998cm" svg:y2="14.301cm">
          <text:p/>
        </draw:line>
        <draw:g>
          <draw:g>
            <draw:line draw:style-name="gr8" draw:text-style-name="P1" draw:layer="D1" svg:x1="16.8cm" svg:y1="12.208cm" svg:x2="16.8cm" svg:y2="13.257cm">
              <text:p/>
            </draw:line>
            <draw:line draw:style-name="gr8" draw:text-style-name="P1" draw:layer="D1" svg:x1="17.75cm" svg:y1="12.208cm" svg:x2="16.8cm" svg:y2="12.208cm">
              <text:p/>
            </draw:line>
            <draw:line draw:style-name="gr8" draw:text-style-name="P1" draw:layer="D1" svg:x1="17.75cm" svg:y1="12.209cm" svg:x2="17.75cm" svg:y2="13.258cm">
              <text:p/>
            </draw:line>
            <draw:line draw:style-name="gr8" draw:text-style-name="P1" draw:layer="D1" svg:x1="17.75cm" svg:y1="12.208cm" svg:x2="16.8cm" svg:y2="13.257cm">
              <text:p/>
            </draw:line>
            <draw:line draw:style-name="gr8" draw:text-style-name="P1" draw:layer="D1" svg:x1="17.75cm" svg:y1="13.257cm" svg:x2="16.8cm" svg:y2="13.257cm">
              <text:p/>
            </draw:line>
            <draw:line draw:style-name="gr8" draw:text-style-name="P1" draw:layer="D1" svg:x1="17.75cm" svg:y1="13.257cm" svg:x2="16.8cm" svg:y2="12.208cm">
              <text:p/>
            </draw:line>
          </draw:g>
          <draw:g>
            <draw:line draw:style-name="gr8" draw:text-style-name="P1" draw:layer="D1" svg:x1="16.925cm" svg:y1="13.251cm" svg:x2="16.925cm" svg:y2="13.358cm">
              <text:p/>
            </draw:line>
            <draw:line draw:style-name="gr8" draw:text-style-name="P1" draw:layer="D1" svg:x1="17.625cm" svg:y1="13.251cm" svg:x2="17.625cm" svg:y2="13.358cm">
              <text:p/>
            </draw:line>
          </draw:g>
        </draw:g>
        <draw:g>
          <draw:line draw:style-name="gr8" draw:text-style-name="P1" draw:layer="D1" svg:x1="14.93cm" svg:y1="12.751cm" svg:x2="14.93cm" svg:y2="14.558cm">
            <text:p/>
          </draw:line>
          <draw:line draw:style-name="gr8" draw:text-style-name="P1" draw:layer="D1" svg:x1="16.38cm" svg:y1="12.751cm" svg:x2="16.38cm" svg:y2="14.558cm">
            <text:p/>
          </draw:line>
          <draw:line draw:style-name="gr8" draw:text-style-name="P1" draw:layer="D1" svg:x1="16.38cm" svg:y1="12.918cm" svg:x2="15.71cm" svg:y2="12.918cm">
            <text:p/>
          </draw:line>
          <draw:g>
            <draw:line draw:style-name="gr8" draw:text-style-name="P1" draw:layer="D1" svg:x1="15.59cm" svg:y1="12.918cm" svg:x2="15.59cm" svg:y2="14.268cm">
              <text:p/>
            </draw:line>
            <draw:line draw:style-name="gr8" draw:text-style-name="P1" draw:layer="D1" svg:x1="15.71cm" svg:y1="12.918cm" svg:x2="15.71cm" svg:y2="14.268cm">
              <text:p/>
            </draw:line>
            <draw:line draw:style-name="gr8" draw:text-style-name="P1" draw:layer="D1" svg:x1="15.71cm" svg:y1="12.918cm" svg:x2="15.59cm" svg:y2="12.918cm">
              <text:p/>
            </draw:line>
            <draw:line draw:style-name="gr8" draw:text-style-name="P1" draw:layer="D1" svg:x1="15.71cm" svg:y1="14.268cm" svg:x2="15.59cm" svg:y2="14.268cm">
              <text:p/>
            </draw:line>
          </draw:g>
          <draw:line draw:style-name="gr8" draw:text-style-name="P1" draw:layer="D1" svg:x1="16.38cm" svg:y1="13.041cm" svg:x2="15.71cm" svg:y2="13.041cm">
            <text:p/>
          </draw:line>
          <draw:line draw:style-name="gr8" draw:text-style-name="P1" draw:layer="D1" svg:x1="16.38cm" svg:y1="13.163cm" svg:x2="15.71cm" svg:y2="13.163cm">
            <text:p/>
          </draw:line>
          <draw:line draw:style-name="gr8" draw:text-style-name="P1" draw:layer="D1" svg:x1="16.38cm" svg:y1="13.286cm" svg:x2="15.71cm" svg:y2="13.286cm">
            <text:p/>
          </draw:line>
          <draw:line draw:style-name="gr8" draw:text-style-name="P1" draw:layer="D1" svg:x1="16.38cm" svg:y1="13.409cm" svg:x2="15.71cm" svg:y2="13.409cm">
            <text:p/>
          </draw:line>
          <draw:line draw:style-name="gr8" draw:text-style-name="P1" draw:layer="D1" svg:x1="16.38cm" svg:y1="13.532cm" svg:x2="15.71cm" svg:y2="13.532cm">
            <text:p/>
          </draw:line>
          <draw:line draw:style-name="gr8" draw:text-style-name="P1" draw:layer="D1" svg:x1="16.38cm" svg:y1="13.654cm" svg:x2="15.71cm" svg:y2="13.654cm">
            <text:p/>
          </draw:line>
          <draw:line draw:style-name="gr8" draw:text-style-name="P1" draw:layer="D1" svg:x1="16.38cm" svg:y1="13.777cm" svg:x2="15.71cm" svg:y2="13.777cm">
            <text:p/>
          </draw:line>
          <draw:line draw:style-name="gr8" draw:text-style-name="P1" draw:layer="D1" svg:x1="16.38cm" svg:y1="13.9cm" svg:x2="15.71cm" svg:y2="13.9cm">
            <text:p/>
          </draw:line>
          <draw:line draw:style-name="gr8" draw:text-style-name="P1" draw:layer="D1" svg:x1="16.38cm" svg:y1="14.023cm" svg:x2="15.71cm" svg:y2="14.023cm">
            <text:p/>
          </draw:line>
          <draw:line draw:style-name="gr8" draw:text-style-name="P1" draw:layer="D1" svg:x1="16.38cm" svg:y1="14.145cm" svg:x2="15.71cm" svg:y2="14.145cm">
            <text:p/>
          </draw:line>
          <draw:line draw:style-name="gr8" draw:text-style-name="P1" draw:layer="D1" svg:x1="15.6cm" svg:y1="13.041cm" svg:x2="14.93cm" svg:y2="13.041cm">
            <text:p/>
          </draw:line>
          <draw:line draw:style-name="gr8" draw:text-style-name="P1" draw:layer="D1" svg:x1="15.6cm" svg:y1="13.163cm" svg:x2="14.93cm" svg:y2="13.163cm">
            <text:p/>
          </draw:line>
          <draw:line draw:style-name="gr8" draw:text-style-name="P1" draw:layer="D1" svg:x1="15.6cm" svg:y1="13.286cm" svg:x2="14.93cm" svg:y2="13.286cm">
            <text:p/>
          </draw:line>
          <draw:line draw:style-name="gr8" draw:text-style-name="P1" draw:layer="D1" svg:x1="15.6cm" svg:y1="13.409cm" svg:x2="14.93cm" svg:y2="13.409cm">
            <text:p/>
          </draw:line>
          <draw:line draw:style-name="gr8" draw:text-style-name="P1" draw:layer="D1" svg:x1="15.6cm" svg:y1="13.532cm" svg:x2="14.93cm" svg:y2="13.532cm">
            <text:p/>
          </draw:line>
          <draw:line draw:style-name="gr8" draw:text-style-name="P1" draw:layer="D1" svg:x1="15.6cm" svg:y1="13.654cm" svg:x2="14.93cm" svg:y2="13.654cm">
            <text:p/>
          </draw:line>
          <draw:line draw:style-name="gr8" draw:text-style-name="P1" draw:layer="D1" svg:x1="15.6cm" svg:y1="13.777cm" svg:x2="14.93cm" svg:y2="13.777cm">
            <text:p/>
          </draw:line>
          <draw:line draw:style-name="gr8" draw:text-style-name="P1" draw:layer="D1" svg:x1="15.6cm" svg:y1="13.9cm" svg:x2="14.93cm" svg:y2="13.9cm">
            <text:p/>
          </draw:line>
          <draw:line draw:style-name="gr8" draw:text-style-name="P1" draw:layer="D1" svg:x1="15.6cm" svg:y1="14.023cm" svg:x2="14.93cm" svg:y2="14.023cm">
            <text:p/>
          </draw:line>
          <draw:line draw:style-name="gr8" draw:text-style-name="P1" draw:layer="D1" svg:x1="15.6cm" svg:y1="14.268cm" svg:x2="14.93cm" svg:y2="14.268cm">
            <text:p/>
          </draw:line>
          <draw:line draw:style-name="gr8" draw:text-style-name="P1" draw:layer="D1" svg:x1="15.6cm" svg:y1="14.145cm" svg:x2="14.93cm" svg:y2="14.145cm">
            <text:p/>
          </draw:line>
        </draw:g>
        <draw:line draw:style-name="gr8" draw:text-style-name="P1" draw:layer="D1" svg:x1="30.101cm" svg:y1="24.349cm" svg:x2="30.101cm" svg:y2="24.2cm">
          <text:p/>
        </draw:line>
        <draw:line draw:style-name="gr8" draw:text-style-name="P1" draw:layer="D1" svg:x1="30.751cm" svg:y1="24.202cm" svg:x2="31.301cm" svg:y2="24.202cm">
          <text:p/>
        </draw:line>
        <draw:line draw:style-name="gr8" draw:text-style-name="P1" draw:layer="D1" svg:x1="30.751cm" svg:y1="24.202cm" svg:x2="30.751cm" svg:y2="23.452cm">
          <text:p/>
        </draw:line>
        <draw:g>
          <draw:g>
            <draw:line draw:style-name="gr8" draw:text-style-name="P1" draw:layer="D1" svg:x1="32.693cm" svg:y1="24.202cm" svg:x2="32.693cm" svg:y2="23.552cm">
              <text:p/>
            </draw:line>
            <draw:line draw:style-name="gr8" draw:text-style-name="P1" draw:layer="D1" svg:x1="32.809cm" svg:y1="24.202cm" svg:x2="32.809cm" svg:y2="23.552cm">
              <text:p/>
            </draw:line>
            <draw:line draw:style-name="gr8" draw:text-style-name="P1" draw:layer="D1" svg:x1="32.926cm" svg:y1="24.202cm" svg:x2="32.926cm" svg:y2="23.552cm">
              <text:p/>
            </draw:line>
            <draw:line draw:style-name="gr8" draw:text-style-name="P1" draw:layer="D1" svg:x1="33.043cm" svg:y1="24.202cm" svg:x2="33.043cm" svg:y2="23.552cm">
              <text:p/>
            </draw:line>
            <draw:line draw:style-name="gr8" draw:text-style-name="P1" draw:layer="D1" svg:x1="33.159cm" svg:y1="24.202cm" svg:x2="33.159cm" svg:y2="23.552cm">
              <text:p/>
            </draw:line>
            <draw:line draw:style-name="gr8" draw:text-style-name="P1" draw:layer="D1" svg:x1="33.276cm" svg:y1="24.202cm" svg:x2="33.276cm" svg:y2="23.552cm">
              <text:p/>
            </draw:line>
            <draw:line draw:style-name="gr8" draw:text-style-name="P1" draw:layer="D1" svg:x1="33.393cm" svg:y1="24.202cm" svg:x2="33.393cm" svg:y2="23.552cm">
              <text:p/>
            </draw:line>
            <draw:line draw:style-name="gr8" draw:text-style-name="P1" draw:layer="D1" svg:x1="33.509cm" svg:y1="24.202cm" svg:x2="33.509cm" svg:y2="23.552cm">
              <text:p/>
            </draw:line>
            <draw:line draw:style-name="gr8" draw:text-style-name="P1" draw:layer="D1" svg:x1="33.626cm" svg:y1="24.202cm" svg:x2="33.626cm" svg:y2="23.552cm">
              <text:p/>
            </draw:line>
            <draw:line draw:style-name="gr8" draw:text-style-name="P1" draw:layer="D1" svg:x1="33.743cm" svg:y1="24.202cm" svg:x2="33.743cm" svg:y2="23.552cm">
              <text:p/>
            </draw:line>
            <draw:line draw:style-name="gr8" draw:text-style-name="P1" draw:layer="D1" svg:x1="33.859cm" svg:y1="24.202cm" svg:x2="33.859cm" svg:y2="23.552cm">
              <text:p/>
            </draw:line>
            <draw:line draw:style-name="gr8" draw:text-style-name="P1" draw:layer="D1" svg:x1="33.976cm" svg:y1="24.202cm" svg:x2="33.976cm" svg:y2="23.552cm">
              <text:p/>
            </draw:line>
            <draw:line draw:style-name="gr8" draw:text-style-name="P1" draw:layer="D1" svg:x1="34.093cm" svg:y1="24.202cm" svg:x2="34.093cm" svg:y2="23.552cm">
              <text:p/>
            </draw:line>
            <draw:line draw:style-name="gr8" draw:text-style-name="P1" draw:layer="D1" svg:x1="34.209cm" svg:y1="24.202cm" svg:x2="34.209cm" svg:y2="23.552cm">
              <text:p/>
            </draw:line>
            <draw:line draw:style-name="gr8" draw:text-style-name="P1" draw:layer="D1" svg:x1="34.326cm" svg:y1="24.202cm" svg:x2="34.326cm" svg:y2="23.552cm">
              <text:p/>
            </draw:line>
            <draw:line draw:style-name="gr8" draw:text-style-name="P1" draw:layer="D1" svg:x1="34.443cm" svg:y1="24.202cm" svg:x2="34.443cm" svg:y2="23.552cm">
              <text:p/>
            </draw:line>
            <draw:line draw:style-name="gr8" draw:text-style-name="P1" draw:layer="D1" svg:x1="34.559cm" svg:y1="24.202cm" svg:x2="34.559cm" svg:y2="23.552cm">
              <text:p/>
            </draw:line>
            <draw:line draw:style-name="gr8" draw:text-style-name="P1" draw:layer="D1" svg:x1="34.676cm" svg:y1="24.202cm" svg:x2="34.676cm" svg:y2="23.552cm">
              <text:p/>
            </draw:line>
            <draw:line draw:style-name="gr8" draw:text-style-name="P1" draw:layer="D1" svg:x1="34.793cm" svg:y1="24.202cm" svg:x2="34.793cm" svg:y2="23.552cm">
              <text:p/>
            </draw:line>
            <draw:line draw:style-name="gr8" draw:text-style-name="P1" draw:layer="D1" svg:x1="34.909cm" svg:y1="24.202cm" svg:x2="34.909cm" svg:y2="23.552cm">
              <text:p/>
            </draw:line>
            <draw:line draw:style-name="gr8" draw:text-style-name="P1" draw:layer="D1" svg:x1="35.026cm" svg:y1="24.202cm" svg:x2="35.026cm" svg:y2="23.552cm">
              <text:p/>
            </draw:line>
            <draw:line draw:style-name="gr8" draw:text-style-name="P1" draw:layer="D1" svg:x1="35.143cm" svg:y1="24.202cm" svg:x2="35.143cm" svg:y2="23.552cm">
              <text:p/>
            </draw:line>
            <draw:line draw:style-name="gr8" draw:text-style-name="P1" draw:layer="D1" svg:x1="35.259cm" svg:y1="24.202cm" svg:x2="35.259cm" svg:y2="23.552cm">
              <text:p/>
            </draw:line>
            <draw:line draw:style-name="gr8" draw:text-style-name="P1" draw:layer="D1" svg:x1="35.376cm" svg:y1="24.202cm" svg:x2="35.376cm" svg:y2="23.552cm">
              <text:p/>
            </draw:line>
            <draw:line draw:style-name="gr8" draw:text-style-name="P1" draw:layer="D1" svg:x1="32.576cm" svg:y1="25.052cm" svg:x2="32.576cm" svg:y2="24.402cm">
              <text:p/>
            </draw:line>
            <draw:line draw:style-name="gr8" draw:text-style-name="P1" draw:layer="D1" svg:x1="32.693cm" svg:y1="25.052cm" svg:x2="32.693cm" svg:y2="24.402cm">
              <text:p/>
            </draw:line>
            <draw:line draw:style-name="gr8" draw:text-style-name="P1" draw:layer="D1" svg:x1="32.809cm" svg:y1="25.052cm" svg:x2="32.809cm" svg:y2="24.402cm">
              <text:p/>
            </draw:line>
            <draw:line draw:style-name="gr8" draw:text-style-name="P1" draw:layer="D1" svg:x1="32.926cm" svg:y1="25.052cm" svg:x2="32.926cm" svg:y2="24.402cm">
              <text:p/>
            </draw:line>
            <draw:line draw:style-name="gr8" draw:text-style-name="P1" draw:layer="D1" svg:x1="33.043cm" svg:y1="25.052cm" svg:x2="33.043cm" svg:y2="24.402cm">
              <text:p/>
            </draw:line>
            <draw:line draw:style-name="gr8" draw:text-style-name="P1" draw:layer="D1" svg:x1="33.159cm" svg:y1="25.052cm" svg:x2="33.159cm" svg:y2="24.402cm">
              <text:p/>
            </draw:line>
            <draw:line draw:style-name="gr8" draw:text-style-name="P1" draw:layer="D1" svg:x1="33.276cm" svg:y1="25.052cm" svg:x2="33.276cm" svg:y2="24.402cm">
              <text:p/>
            </draw:line>
            <draw:line draw:style-name="gr8" draw:text-style-name="P1" draw:layer="D1" svg:x1="33.393cm" svg:y1="25.052cm" svg:x2="33.393cm" svg:y2="24.402cm">
              <text:p/>
            </draw:line>
            <draw:line draw:style-name="gr8" draw:text-style-name="P1" draw:layer="D1" svg:x1="33.509cm" svg:y1="25.052cm" svg:x2="33.509cm" svg:y2="24.402cm">
              <text:p/>
            </draw:line>
            <draw:line draw:style-name="gr8" draw:text-style-name="P1" draw:layer="D1" svg:x1="33.626cm" svg:y1="25.052cm" svg:x2="33.626cm" svg:y2="24.402cm">
              <text:p/>
            </draw:line>
            <draw:line draw:style-name="gr8" draw:text-style-name="P1" draw:layer="D1" svg:x1="33.743cm" svg:y1="25.052cm" svg:x2="33.743cm" svg:y2="24.402cm">
              <text:p/>
            </draw:line>
            <draw:line draw:style-name="gr8" draw:text-style-name="P1" draw:layer="D1" svg:x1="33.859cm" svg:y1="25.052cm" svg:x2="33.859cm" svg:y2="24.402cm">
              <text:p/>
            </draw:line>
            <draw:line draw:style-name="gr8" draw:text-style-name="P1" draw:layer="D1" svg:x1="33.976cm" svg:y1="25.052cm" svg:x2="33.976cm" svg:y2="24.402cm">
              <text:p/>
            </draw:line>
            <draw:line draw:style-name="gr8" draw:text-style-name="P1" draw:layer="D1" svg:x1="34.093cm" svg:y1="25.052cm" svg:x2="34.093cm" svg:y2="24.402cm">
              <text:p/>
            </draw:line>
            <draw:line draw:style-name="gr8" draw:text-style-name="P1" draw:layer="D1" svg:x1="34.209cm" svg:y1="25.052cm" svg:x2="34.209cm" svg:y2="24.402cm">
              <text:p/>
            </draw:line>
            <draw:line draw:style-name="gr8" draw:text-style-name="P1" draw:layer="D1" svg:x1="34.326cm" svg:y1="25.052cm" svg:x2="34.326cm" svg:y2="24.402cm">
              <text:p/>
            </draw:line>
            <draw:line draw:style-name="gr8" draw:text-style-name="P1" draw:layer="D1" svg:x1="34.443cm" svg:y1="25.052cm" svg:x2="34.443cm" svg:y2="24.402cm">
              <text:p/>
            </draw:line>
            <draw:line draw:style-name="gr8" draw:text-style-name="P1" draw:layer="D1" svg:x1="34.559cm" svg:y1="25.052cm" svg:x2="34.559cm" svg:y2="24.402cm">
              <text:p/>
            </draw:line>
            <draw:line draw:style-name="gr8" draw:text-style-name="P1" draw:layer="D1" svg:x1="34.676cm" svg:y1="25.052cm" svg:x2="34.676cm" svg:y2="24.402cm">
              <text:p/>
            </draw:line>
            <draw:line draw:style-name="gr8" draw:text-style-name="P1" draw:layer="D1" svg:x1="34.793cm" svg:y1="25.052cm" svg:x2="34.793cm" svg:y2="24.402cm">
              <text:p/>
            </draw:line>
            <draw:line draw:style-name="gr8" draw:text-style-name="P1" draw:layer="D1" svg:x1="34.909cm" svg:y1="25.052cm" svg:x2="34.909cm" svg:y2="24.402cm">
              <text:p/>
            </draw:line>
            <draw:line draw:style-name="gr8" draw:text-style-name="P1" draw:layer="D1" svg:x1="35.026cm" svg:y1="25.052cm" svg:x2="35.026cm" svg:y2="24.402cm">
              <text:p/>
            </draw:line>
            <draw:line draw:style-name="gr8" draw:text-style-name="P1" draw:layer="D1" svg:x1="35.143cm" svg:y1="25.052cm" svg:x2="35.143cm" svg:y2="24.402cm">
              <text:p/>
            </draw:line>
            <draw:line draw:style-name="gr8" draw:text-style-name="P1" draw:layer="D1" svg:x1="35.259cm" svg:y1="25.052cm" svg:x2="35.259cm" svg:y2="24.402cm">
              <text:p/>
            </draw:line>
            <draw:line draw:style-name="gr8" draw:text-style-name="P1" draw:layer="D1" svg:x1="35.376cm" svg:y1="25.052cm" svg:x2="35.376cm" svg:y2="24.402cm">
              <text:p/>
            </draw:line>
            <draw:line draw:style-name="gr8" draw:text-style-name="P1" draw:layer="D1" svg:x1="32.576cm" svg:y1="24.202cm" svg:x2="32.576cm" svg:y2="23.552cm">
              <text:p/>
            </draw:line>
          </draw:g>
          <draw:g>
            <draw:line draw:style-name="gr8" draw:text-style-name="P1" draw:layer="D1" svg:x1="32.301cm" svg:y1="23.552cm" svg:x2="35.651cm" svg:y2="23.552cm">
              <text:p/>
            </draw:line>
            <draw:line draw:style-name="gr8" draw:text-style-name="P1" draw:layer="D1" svg:x1="32.301cm" svg:y1="25.052cm" svg:x2="35.651cm" svg:y2="25.052cm">
              <text:p/>
            </draw:line>
          </draw:g>
          <draw:g>
            <draw:line draw:style-name="gr8" draw:text-style-name="P1" draw:layer="D1" svg:x1="32.401cm" svg:y1="24.202cm" svg:x2="35.551cm" svg:y2="24.202cm">
              <text:p/>
            </draw:line>
            <draw:line draw:style-name="gr8" draw:text-style-name="P1" draw:layer="D1" svg:x1="32.401cm" svg:y1="24.402cm" svg:x2="35.551cm" svg:y2="24.402cm">
              <text:p/>
            </draw:line>
            <draw:line draw:style-name="gr8" draw:text-style-name="P1" draw:layer="D1" svg:x1="32.401cm" svg:y1="24.202cm" svg:x2="32.401cm" svg:y2="24.402cm">
              <text:p/>
            </draw:line>
            <draw:line draw:style-name="gr8" draw:text-style-name="P1" draw:layer="D1" svg:x1="35.551cm" svg:y1="24.202cm" svg:x2="35.551cm" svg:y2="24.402cm">
              <text:p/>
            </draw:line>
          </draw:g>
        </draw:g>
        <draw:line draw:style-name="gr8" draw:text-style-name="P1" draw:layer="D1" svg:x1="36.651cm" svg:y1="25.152cm" svg:x2="36.651cm" svg:y2="24.452cm">
          <text:p/>
        </draw:line>
        <draw:line draw:style-name="gr8" draw:text-style-name="P1" draw:layer="D1" svg:x1="30.16cm" svg:y1="21.711cm" svg:x2="29.744cm" svg:y2="21.711cm">
          <text:p/>
        </draw:line>
        <draw:line draw:style-name="gr8" draw:text-style-name="P1" draw:layer="D1" svg:x1="29.744cm" svg:y1="20.997cm" svg:x2="29.744cm" svg:y2="21.712cm">
          <text:p/>
        </draw:line>
        <draw:line draw:style-name="gr8" draw:text-style-name="P1" draw:layer="D1" svg:x1="32.63cm" svg:y1="20.997cm" svg:x2="32.63cm" svg:y2="21.712cm">
          <text:p/>
        </draw:line>
        <draw:line draw:style-name="gr8" draw:text-style-name="P1" draw:layer="D1" svg:x1="31.577cm" svg:y1="21.711cm" svg:x2="30.797cm" svg:y2="21.711cm">
          <text:p/>
        </draw:line>
        <draw:line draw:style-name="gr8" draw:text-style-name="P1" draw:layer="D1" svg:x1="33.02cm" svg:y1="21.711cm" svg:x2="32.24cm" svg:y2="21.711cm">
          <text:p/>
        </draw:line>
        <draw:line draw:style-name="gr8" draw:text-style-name="P1" draw:layer="D1" svg:x1="31.213cm" svg:y1="20.619cm" svg:x2="31.213cm" svg:y2="21.712cm">
          <text:p/>
        </draw:line>
        <draw:line draw:style-name="gr8" draw:text-style-name="P1" draw:layer="D1" svg:x1="35.477cm" svg:y1="20.997cm" svg:x2="35.477cm" svg:y2="21.712cm">
          <text:p/>
        </draw:line>
        <draw:line draw:style-name="gr8" draw:text-style-name="P1" draw:layer="D1" svg:x1="34.463cm" svg:y1="21.711cm" svg:x2="33.683cm" svg:y2="21.711cm">
          <text:p/>
        </draw:line>
        <draw:line draw:style-name="gr8" draw:text-style-name="P1" draw:layer="D1" svg:x1="35.906cm" svg:y1="21.711cm" svg:x2="35.126cm" svg:y2="21.711cm">
          <text:p/>
        </draw:line>
        <draw:line draw:style-name="gr8" draw:text-style-name="P1" draw:layer="D1" svg:x1="34.047cm" svg:y1="20.619cm" svg:x2="34.047cm" svg:y2="21.712cm">
          <text:p/>
        </draw:line>
        <draw:line draw:style-name="gr8" draw:text-style-name="P1" draw:layer="D1" svg:x1="37.297cm" svg:y1="21.711cm" svg:x2="36.517cm" svg:y2="21.711cm">
          <text:p/>
        </draw:line>
        <draw:line draw:style-name="gr8" draw:text-style-name="P1" draw:layer="D1" svg:x1="36.907cm" svg:y1="20.619cm" svg:x2="36.907cm" svg:y2="21.712cm">
          <text:p/>
        </draw:line>
        <draw:line draw:style-name="gr8" draw:text-style-name="P1" draw:layer="D1" svg:x1="38.376cm" svg:y1="21.712cm" svg:x2="37.96cm" svg:y2="21.712cm">
          <text:p/>
        </draw:line>
        <draw:line draw:style-name="gr8" draw:text-style-name="P1" draw:layer="D1" svg:x1="38.376cm" svg:y1="20.998cm" svg:x2="38.376cm" svg:y2="21.713cm">
          <text:p/>
        </draw:line>
        <draw:g>
          <draw:line draw:style-name="gr8" draw:text-style-name="P1" draw:layer="D1" svg:x1="29.991cm" svg:y1="20.528cm" svg:x2="29.991cm" svg:y2="21.555cm">
            <text:p/>
          </draw:line>
          <draw:line draw:style-name="gr8" draw:text-style-name="P1" draw:layer="D1" svg:x1="30.979cm" svg:y1="20.528cm" svg:x2="29.991cm" svg:y2="20.528cm">
            <text:p/>
          </draw:line>
          <draw:line draw:style-name="gr8" draw:text-style-name="P1" draw:layer="D1" svg:x1="30.979cm" svg:y1="20.529cm" svg:x2="30.979cm" svg:y2="21.556cm">
            <text:p/>
          </draw:line>
          <draw:line draw:style-name="gr8" draw:text-style-name="P1" draw:layer="D1" svg:x1="30.979cm" svg:y1="20.528cm" svg:x2="29.991cm" svg:y2="21.555cm">
            <text:p/>
          </draw:line>
          <draw:line draw:style-name="gr8" draw:text-style-name="P1" draw:layer="D1" svg:x1="30.979cm" svg:y1="21.555cm" svg:x2="29.991cm" svg:y2="21.555cm">
            <text:p/>
          </draw:line>
          <draw:line draw:style-name="gr8" draw:text-style-name="P1" draw:layer="D1" svg:x1="30.979cm" svg:y1="21.555cm" svg:x2="29.991cm" svg:y2="20.528cm">
            <text:p/>
          </draw:line>
        </draw:g>
        <draw:g>
          <draw:line draw:style-name="gr8" draw:text-style-name="P1" draw:layer="D1" svg:x1="31.434cm" svg:y1="20.528cm" svg:x2="31.434cm" svg:y2="21.555cm">
            <text:p/>
          </draw:line>
          <draw:line draw:style-name="gr8" draw:text-style-name="P1" draw:layer="D1" svg:x1="32.422cm" svg:y1="20.528cm" svg:x2="31.434cm" svg:y2="20.528cm">
            <text:p/>
          </draw:line>
          <draw:line draw:style-name="gr8" draw:text-style-name="P1" draw:layer="D1" svg:x1="32.422cm" svg:y1="20.529cm" svg:x2="32.422cm" svg:y2="21.556cm">
            <text:p/>
          </draw:line>
          <draw:line draw:style-name="gr8" draw:text-style-name="P1" draw:layer="D1" svg:x1="32.422cm" svg:y1="20.528cm" svg:x2="31.434cm" svg:y2="21.555cm">
            <text:p/>
          </draw:line>
          <draw:line draw:style-name="gr8" draw:text-style-name="P1" draw:layer="D1" svg:x1="32.422cm" svg:y1="21.555cm" svg:x2="31.434cm" svg:y2="21.555cm">
            <text:p/>
          </draw:line>
          <draw:line draw:style-name="gr8" draw:text-style-name="P1" draw:layer="D1" svg:x1="32.422cm" svg:y1="21.555cm" svg:x2="31.434cm" svg:y2="20.528cm">
            <text:p/>
          </draw:line>
        </draw:g>
        <draw:g>
          <draw:line draw:style-name="gr8" draw:text-style-name="P1" draw:layer="D1" svg:x1="32.851cm" svg:y1="20.528cm" svg:x2="32.851cm" svg:y2="21.555cm">
            <text:p/>
          </draw:line>
          <draw:line draw:style-name="gr8" draw:text-style-name="P1" draw:layer="D1" svg:x1="33.839cm" svg:y1="20.528cm" svg:x2="32.851cm" svg:y2="20.528cm">
            <text:p/>
          </draw:line>
          <draw:line draw:style-name="gr8" draw:text-style-name="P1" draw:layer="D1" svg:x1="33.839cm" svg:y1="20.529cm" svg:x2="33.839cm" svg:y2="21.556cm">
            <text:p/>
          </draw:line>
          <draw:line draw:style-name="gr8" draw:text-style-name="P1" draw:layer="D1" svg:x1="33.839cm" svg:y1="20.528cm" svg:x2="32.851cm" svg:y2="21.555cm">
            <text:p/>
          </draw:line>
          <draw:line draw:style-name="gr8" draw:text-style-name="P1" draw:layer="D1" svg:x1="33.839cm" svg:y1="21.555cm" svg:x2="32.851cm" svg:y2="21.555cm">
            <text:p/>
          </draw:line>
          <draw:line draw:style-name="gr8" draw:text-style-name="P1" draw:layer="D1" svg:x1="33.839cm" svg:y1="21.555cm" svg:x2="32.851cm" svg:y2="20.528cm">
            <text:p/>
          </draw:line>
        </draw:g>
        <draw:g>
          <draw:line draw:style-name="gr8" draw:text-style-name="P1" draw:layer="D1" svg:x1="34.281cm" svg:y1="20.528cm" svg:x2="34.281cm" svg:y2="21.555cm">
            <text:p/>
          </draw:line>
          <draw:line draw:style-name="gr8" draw:text-style-name="P1" draw:layer="D1" svg:x1="35.269cm" svg:y1="20.528cm" svg:x2="34.281cm" svg:y2="20.528cm">
            <text:p/>
          </draw:line>
          <draw:line draw:style-name="gr8" draw:text-style-name="P1" draw:layer="D1" svg:x1="35.269cm" svg:y1="20.529cm" svg:x2="35.269cm" svg:y2="21.556cm">
            <text:p/>
          </draw:line>
          <draw:line draw:style-name="gr8" draw:text-style-name="P1" draw:layer="D1" svg:x1="35.269cm" svg:y1="20.528cm" svg:x2="34.281cm" svg:y2="21.555cm">
            <text:p/>
          </draw:line>
          <draw:line draw:style-name="gr8" draw:text-style-name="P1" draw:layer="D1" svg:x1="35.269cm" svg:y1="21.555cm" svg:x2="34.281cm" svg:y2="21.555cm">
            <text:p/>
          </draw:line>
          <draw:line draw:style-name="gr8" draw:text-style-name="P1" draw:layer="D1" svg:x1="35.269cm" svg:y1="21.555cm" svg:x2="34.281cm" svg:y2="20.528cm">
            <text:p/>
          </draw:line>
        </draw:g>
        <draw:g>
          <draw:line draw:style-name="gr8" draw:text-style-name="P1" draw:layer="D1" svg:x1="35.698cm" svg:y1="20.528cm" svg:x2="35.698cm" svg:y2="21.555cm">
            <text:p/>
          </draw:line>
          <draw:line draw:style-name="gr8" draw:text-style-name="P1" draw:layer="D1" svg:x1="36.686cm" svg:y1="20.528cm" svg:x2="35.698cm" svg:y2="20.528cm">
            <text:p/>
          </draw:line>
          <draw:line draw:style-name="gr8" draw:text-style-name="P1" draw:layer="D1" svg:x1="36.686cm" svg:y1="20.529cm" svg:x2="36.686cm" svg:y2="21.556cm">
            <text:p/>
          </draw:line>
          <draw:line draw:style-name="gr8" draw:text-style-name="P1" draw:layer="D1" svg:x1="36.686cm" svg:y1="20.528cm" svg:x2="35.698cm" svg:y2="21.555cm">
            <text:p/>
          </draw:line>
          <draw:line draw:style-name="gr8" draw:text-style-name="P1" draw:layer="D1" svg:x1="36.686cm" svg:y1="21.555cm" svg:x2="35.698cm" svg:y2="21.555cm">
            <text:p/>
          </draw:line>
          <draw:line draw:style-name="gr8" draw:text-style-name="P1" draw:layer="D1" svg:x1="36.686cm" svg:y1="21.555cm" svg:x2="35.698cm" svg:y2="20.528cm">
            <text:p/>
          </draw:line>
        </draw:g>
        <draw:g>
          <draw:line draw:style-name="gr8" draw:text-style-name="P1" draw:layer="D1" svg:x1="37.128cm" svg:y1="20.528cm" svg:x2="37.128cm" svg:y2="21.555cm">
            <text:p/>
          </draw:line>
          <draw:line draw:style-name="gr8" draw:text-style-name="P1" draw:layer="D1" svg:x1="38.116cm" svg:y1="20.528cm" svg:x2="37.128cm" svg:y2="20.528cm">
            <text:p/>
          </draw:line>
          <draw:line draw:style-name="gr8" draw:text-style-name="P1" draw:layer="D1" svg:x1="38.116cm" svg:y1="20.529cm" svg:x2="38.116cm" svg:y2="21.556cm">
            <text:p/>
          </draw:line>
          <draw:line draw:style-name="gr8" draw:text-style-name="P1" draw:layer="D1" svg:x1="38.116cm" svg:y1="20.528cm" svg:x2="37.128cm" svg:y2="21.555cm">
            <text:p/>
          </draw:line>
          <draw:line draw:style-name="gr8" draw:text-style-name="P1" draw:layer="D1" svg:x1="38.116cm" svg:y1="21.555cm" svg:x2="37.128cm" svg:y2="21.555cm">
            <text:p/>
          </draw:line>
          <draw:line draw:style-name="gr8" draw:text-style-name="P1" draw:layer="D1" svg:x1="38.116cm" svg:y1="21.555cm" svg:x2="37.128cm" svg:y2="20.528cm">
            <text:p/>
          </draw:line>
        </draw:g>
        <draw:line draw:style-name="gr8" draw:text-style-name="P1" draw:layer="D1" svg:x1="30.751cm" svg:y1="23.448cm" svg:x2="30.751cm" svg:y2="24.2cm">
          <text:p/>
        </draw:line>
        <draw:line draw:style-name="gr8" draw:text-style-name="P1" draw:layer="D1" svg:x1="29.751cm" svg:y1="24.349cm" svg:x2="30.101cm" svg:y2="24.349cm">
          <text:p/>
        </draw:line>
        <draw:line draw:style-name="gr8" draw:text-style-name="P1" draw:layer="D1" svg:x1="30.101cm" svg:y1="24.349cm" svg:x2="30.101cm" svg:y2="24.272cm">
          <text:p/>
        </draw:line>
        <draw:line draw:style-name="gr8" draw:text-style-name="P1" draw:layer="D1" svg:x1="30.752cm" svg:y1="24.199cm" svg:x2="31.301cm" svg:y2="24.199cm">
          <text:p/>
        </draw:line>
        <draw:g>
          <draw:line draw:style-name="gr8" draw:text-style-name="P1" draw:layer="D1" svg:x1="37.151cm" svg:y1="23.448cm" svg:x2="37.151cm" svg:y2="24.2cm">
            <text:p/>
          </draw:line>
          <draw:line draw:style-name="gr8" draw:text-style-name="P1" draw:layer="D1" svg:x1="36.651cm" svg:y1="24.2cm" svg:x2="37.401cm" svg:y2="24.2cm">
            <text:p/>
          </draw:line>
        </draw:g>
        <draw:line draw:style-name="gr8" draw:text-style-name="P1" draw:layer="D1" svg:x1="37.401cm" svg:y1="23.448cm" svg:x2="37.401cm" svg:y2="24.2cm">
          <text:p/>
        </draw:line>
        <draw:line draw:style-name="gr8" draw:text-style-name="P1" draw:layer="D1" svg:x1="30.751cm" svg:y1="23.448cm" svg:x2="30.751cm" svg:y2="24.2cm">
          <text:p/>
        </draw:line>
        <draw:line draw:style-name="gr8" draw:text-style-name="P1" draw:layer="D1" svg:x1="29.751cm" svg:y1="24.349cm" svg:x2="30.101cm" svg:y2="24.349cm">
          <text:p/>
        </draw:line>
        <draw:line draw:style-name="gr8" draw:text-style-name="P1" draw:layer="D1" svg:x1="30.101cm" svg:y1="24.349cm" svg:x2="30.101cm" svg:y2="24.272cm">
          <text:p/>
        </draw:line>
        <draw:line draw:style-name="gr8" draw:text-style-name="P1" draw:layer="D1" svg:x1="30.752cm" svg:y1="24.199cm" svg:x2="31.301cm" svg:y2="24.199cm">
          <text:p/>
        </draw:line>
        <draw:g>
          <draw:line draw:style-name="gr8" draw:text-style-name="P1" draw:layer="D1" svg:x1="37.151cm" svg:y1="23.448cm" svg:x2="37.151cm" svg:y2="24.2cm">
            <text:p/>
          </draw:line>
          <draw:line draw:style-name="gr8" draw:text-style-name="P1" draw:layer="D1" svg:x1="36.651cm" svg:y1="24.2cm" svg:x2="37.401cm" svg:y2="24.2cm">
            <text:p/>
          </draw:line>
        </draw:g>
        <draw:line draw:style-name="gr8" draw:text-style-name="P1" draw:layer="D1" svg:x1="37.401cm" svg:y1="23.448cm" svg:x2="37.401cm" svg:y2="24.2cm">
          <text:p/>
        </draw:line>
        <draw:line draw:style-name="gr8" draw:text-style-name="P1" draw:layer="D1" svg:x1="36.652cm" svg:y1="25.152cm" svg:x2="36.652cm" svg:y2="24.452cm">
          <text:p/>
        </draw:line>
        <draw:g>
          <draw:line draw:style-name="gr8" draw:text-style-name="P1" draw:layer="D1" svg:x1="37.152cm" svg:y1="23.448cm" svg:x2="37.152cm" svg:y2="24.2cm">
            <text:p/>
          </draw:line>
          <draw:line draw:style-name="gr8" draw:text-style-name="P1" draw:layer="D1" svg:x1="36.652cm" svg:y1="24.2cm" svg:x2="37.402cm" svg:y2="24.2cm">
            <text:p/>
          </draw:line>
        </draw:g>
        <draw:line draw:style-name="gr8" draw:text-style-name="P1" draw:layer="D1" svg:x1="37.402cm" svg:y1="23.448cm" svg:x2="37.402cm" svg:y2="24.2cm">
          <text:p/>
        </draw:line>
        <draw:g>
          <draw:line draw:style-name="gr8" draw:text-style-name="P1" draw:layer="D1" svg:x1="37.152cm" svg:y1="23.448cm" svg:x2="37.152cm" svg:y2="24.2cm">
            <text:p/>
          </draw:line>
          <draw:line draw:style-name="gr8" draw:text-style-name="P1" draw:layer="D1" svg:x1="36.652cm" svg:y1="24.2cm" svg:x2="37.402cm" svg:y2="24.2cm">
            <text:p/>
          </draw:line>
        </draw:g>
        <draw:line draw:style-name="gr8" draw:text-style-name="P1" draw:layer="D1" svg:x1="37.402cm" svg:y1="23.448cm" svg:x2="37.402cm" svg:y2="24.2cm">
          <text:p/>
        </draw:line>
        <draw:line draw:style-name="gr8" draw:text-style-name="P1" draw:layer="D1" svg:x1="38.008cm" svg:y1="23.448cm" svg:x2="38.008cm" svg:y2="23.85cm">
          <text:p/>
        </draw:line>
        <draw:line draw:style-name="gr8" draw:text-style-name="P1" draw:layer="D1" svg:x1="37.901cm" svg:y1="23.75cm" svg:x2="37.901cm" svg:y2="24.335cm">
          <text:p/>
        </draw:line>
        <draw:line draw:style-name="gr8" draw:text-style-name="P1" draw:layer="D1" svg:x1="37.899cm" svg:y1="24.335cm" svg:x2="38.35cm" svg:y2="24.335cm">
          <text:p/>
        </draw:line>
        <draw:line draw:style-name="gr8" draw:text-style-name="P1" draw:layer="D1" svg:x1="37.899cm" svg:y1="23.85cm" svg:x2="38.35cm" svg:y2="23.85cm">
          <text:p/>
        </draw:line>
        <draw:g>
          <draw:line draw:style-name="gr8" draw:text-style-name="P1" draw:layer="D1" svg:x1="37.001cm" svg:y1="25.149cm" svg:x2="37.001cm" svg:y2="25.302cm">
            <text:p/>
          </draw:line>
          <draw:line draw:style-name="gr8" draw:text-style-name="P1" draw:layer="D1" svg:x1="36.501cm" svg:y1="25.302cm" svg:x2="37.001cm" svg:y2="25.302cm">
            <text:p/>
          </draw:line>
          <draw:line draw:style-name="gr8" draw:text-style-name="P1" draw:layer="D1" svg:x1="36.501cm" svg:y1="25.149cm" svg:x2="36.501cm" svg:y2="25.302cm">
            <text:p/>
          </draw:line>
          <draw:line draw:style-name="gr8" draw:text-style-name="P1" draw:layer="D1" svg:x1="36.151cm" svg:y1="25.149cm" svg:x2="36.151cm" svg:y2="25.302cm">
            <text:p/>
          </draw:line>
          <draw:line draw:style-name="gr8" draw:text-style-name="P1" draw:layer="D1" svg:x1="35.651cm" svg:y1="25.302cm" svg:x2="36.151cm" svg:y2="25.302cm">
            <text:p/>
          </draw:line>
          <draw:line draw:style-name="gr8" draw:text-style-name="P1" draw:layer="D1" svg:x1="35.651cm" svg:y1="25.149cm" svg:x2="35.651cm" svg:y2="25.302cm">
            <text:p/>
          </draw:line>
        </draw:g>
        <draw:line draw:style-name="gr8" draw:text-style-name="P1" draw:layer="D1" svg:x1="35.258cm" svg:y1="22.3cm" svg:x2="34.708cm" svg:y2="22.3cm">
          <text:p/>
        </draw:line>
        <draw:line draw:style-name="gr8" draw:text-style-name="P1" draw:layer="D1" svg:x1="34.708cm" svg:y1="23.344cm" svg:x2="34.708cm" svg:y2="22.3cm">
          <text:p/>
        </draw:line>
        <draw:line draw:style-name="gr8" draw:text-style-name="P1" draw:layer="D1" svg:x1="41.85cm" svg:y1="5.8cm" svg:x2="41.85cm" svg:y2="4.9cm">
          <text:p/>
        </draw:line>
        <draw:line draw:style-name="gr3" draw:text-style-name="P1" draw:layer="Wall1" svg:x1="39.05cm" svg:y1="24.334cm" svg:x2="39.05cm" svg:y2="25.15cm">
          <text:p/>
        </draw:line>
        <draw:line draw:style-name="gr8" draw:text-style-name="P1" draw:layer="D1" svg:x1="42.3cm" svg:y1="5.8cm" svg:x2="42.3cm" svg:y2="4.9cm">
          <text:p/>
        </draw:line>
        <draw:line draw:style-name="gr8" draw:text-style-name="P1" draw:layer="D1" svg:x1="41.85cm" svg:y1="5.8cm" svg:x2="42.3cm" svg:y2="5.8cm">
          <text:p/>
        </draw:line>
        <draw:line draw:style-name="gr8" draw:text-style-name="P1" draw:layer="D1" svg:x1="42.867cm" svg:y1="5.8cm" svg:x2="42.867cm" svg:y2="4.9cm">
          <text:p/>
        </draw:line>
        <draw:line draw:style-name="gr8" draw:text-style-name="P1" draw:layer="D1" svg:x1="42.55cm" svg:y1="15cm" svg:x2="42.55cm" svg:y2="13.45cm">
          <text:p/>
        </draw:line>
        <draw:line draw:style-name="gr8" draw:text-style-name="P1" draw:layer="D1" svg:x1="43.117cm" svg:y1="14.4cm" svg:x2="43.117cm" svg:y2="13.45cm">
          <text:p/>
        </draw:line>
        <draw:line draw:style-name="gr8" draw:text-style-name="P1" draw:layer="D1" svg:x1="43.684cm" svg:y1="14.4cm" svg:x2="43.684cm" svg:y2="13.45cm">
          <text:p/>
        </draw:line>
        <draw:line draw:style-name="gr8" draw:text-style-name="P1" draw:layer="D1" svg:x1="44.25cm" svg:y1="14.4cm" svg:x2="44.25cm" svg:y2="13.45cm">
          <text:p/>
        </draw:line>
        <draw:line draw:style-name="gr8" draw:text-style-name="P1" draw:layer="D1" svg:x1="45.7cm" svg:y1="6.7cm" svg:x2="45.7cm" svg:y2="4.9cm">
          <text:p/>
        </draw:line>
        <draw:line draw:style-name="gr8" draw:text-style-name="P1" draw:layer="D1" svg:x1="42.3cm" svg:y1="5.8cm" svg:x2="45.7cm" svg:y2="5.8cm">
          <text:p/>
        </draw:line>
        <draw:line draw:style-name="gr8" draw:text-style-name="P1" draw:layer="D1" svg:x1="42.05cm" svg:y1="7.3cm" svg:x2="42.05cm" svg:y2="6.4cm">
          <text:p/>
        </draw:line>
        <draw:line draw:style-name="gr8" draw:text-style-name="P1" draw:layer="D1" svg:x1="42.617cm" svg:y1="7.3cm" svg:x2="42.617cm" svg:y2="6.4cm">
          <text:p/>
        </draw:line>
        <draw:line draw:style-name="gr8" draw:text-style-name="P1" draw:layer="D1" svg:x1="43.183cm" svg:y1="7.3cm" svg:x2="43.183cm" svg:y2="6.4cm">
          <text:p/>
        </draw:line>
        <draw:line draw:style-name="gr8" draw:text-style-name="P1" draw:layer="D1" svg:x1="43.75cm" svg:y1="7.3cm" svg:x2="43.75cm" svg:y2="6.4cm">
          <text:p/>
        </draw:line>
        <draw:line draw:style-name="gr8" draw:text-style-name="P1" draw:layer="D1" svg:x1="44.2cm" svg:y1="7.3cm" svg:x2="44.2cm" svg:y2="6.4cm">
          <text:p/>
        </draw:line>
        <draw:line draw:style-name="gr8" draw:text-style-name="P1" draw:layer="D1" svg:x1="44.65cm" svg:y1="7.3cm" svg:x2="44.65cm" svg:y2="6.4cm">
          <text:p/>
        </draw:line>
        <draw:line draw:style-name="gr8" draw:text-style-name="P1" draw:layer="D1" svg:x1="45.1cm" svg:y1="7.3cm" svg:x2="45.1cm" svg:y2="6.4cm">
          <text:p/>
        </draw:line>
        <draw:line draw:style-name="gr8" draw:text-style-name="P1" draw:layer="D1" svg:x1="45.55cm" svg:y1="8.05cm" svg:x2="45.55cm" svg:y2="6.4cm">
          <text:p/>
        </draw:line>
        <draw:line draw:style-name="gr8" draw:text-style-name="P1" draw:layer="D1" svg:x1="42.05cm" svg:y1="7.3cm" svg:x2="43.75cm" svg:y2="7.3cm">
          <text:p/>
        </draw:line>
        <draw:line draw:style-name="gr8" draw:text-style-name="P1" draw:layer="D1" svg:x1="42.05cm" svg:y1="6.4cm" svg:x2="45.7cm" svg:y2="6.4cm">
          <text:p/>
        </draw:line>
        <draw:line draw:style-name="gr8" draw:text-style-name="P1" draw:layer="D1" svg:x1="40.924cm" svg:y1="8.05cm" svg:x2="42.45cm" svg:y2="8.05cm">
          <text:p/>
        </draw:line>
        <draw:line draw:style-name="gr8" draw:text-style-name="P1" draw:layer="D1" svg:x1="41.9cm" svg:y1="8.5cm" svg:x2="42.45cm" svg:y2="8.5cm">
          <text:p/>
        </draw:line>
        <draw:line draw:style-name="gr8" draw:text-style-name="P1" draw:layer="D1" svg:x1="41.9cm" svg:y1="8.5cm" svg:x2="41.9cm" svg:y2="8.05cm">
          <text:p/>
        </draw:line>
        <draw:line draw:style-name="gr8" draw:text-style-name="P1" draw:layer="D1" svg:x1="42.45cm" svg:y1="8.25cm" svg:x2="42.45cm" svg:y2="8.05cm">
          <text:p/>
        </draw:line>
        <draw:line draw:style-name="gr8" draw:text-style-name="P1" draw:layer="D1" svg:x1="43.75cm" svg:y1="8.25cm" svg:x2="43.75cm" svg:y2="8.05cm">
          <text:p/>
        </draw:line>
        <draw:line draw:style-name="gr8" draw:text-style-name="P1" draw:layer="D1" svg:x1="42.6cm" svg:y1="8.45cm" svg:x2="43.6cm" svg:y2="8.45cm">
          <text:p/>
        </draw:line>
        <draw:line draw:style-name="gr8" draw:text-style-name="P1" draw:layer="D1" svg:x1="43.9cm" svg:y1="8.45cm" svg:x2="45.25cm" svg:y2="8.45cm">
          <text:p/>
        </draw:line>
        <draw:line draw:style-name="gr8" draw:text-style-name="P1" draw:layer="D1" svg:x1="40.924cm" svg:y1="7.3cm" svg:x2="41.4cm" svg:y2="7.3cm">
          <text:p/>
        </draw:line>
        <draw:line draw:style-name="gr8" draw:text-style-name="P1" draw:layer="D1" svg:x1="38.55cm" svg:y1="6.1cm" svg:x2="38.55cm" svg:y2="4.9cm">
          <text:p/>
        </draw:line>
        <draw:line draw:style-name="gr8" draw:text-style-name="P1" draw:layer="D1" svg:x1="38.55cm" svg:y1="6.5cm" svg:x2="38.55cm" svg:y2="6.1cm">
          <text:p/>
        </draw:line>
        <draw:line draw:style-name="gr8" draw:text-style-name="P1" draw:layer="D1" svg:x1="43.75cm" svg:y1="7.3cm" svg:x2="45.55cm" svg:y2="7.3cm">
          <text:p/>
        </draw:line>
        <draw:path draw:style-name="gr9" draw:text-style-name="P3" draw:layer="D1" svg:width="0.218cm" svg:height="0.121cm" draw:transform="rotate (-1.42890105860776) translate (42.5690004180213cm 8.23300015720545cm)" svg:viewBox="0 0 219 122" svg:d="M0 120c148 21 219-120 219-120">
          <text:p/>
        </draw:path>
        <draw:path draw:style-name="gr9" draw:text-style-name="P3" draw:layer="D1" svg:width="0.218cm" svg:height="0.121cm" draw:transform="rotate (1.42977372323375) translate (43.6cm 8.45cm)" svg:viewBox="0 0 219 122" svg:d="M219 120c-148 21-219-120-219-120">
          <text:p/>
        </draw:path>
        <draw:path draw:style-name="gr9" draw:text-style-name="P3" draw:layer="D1" svg:width="0.218cm" svg:height="0.122cm" draw:transform="rotate (-1.43082092078495) translate (43.8694493397039cm 8.23316996875852cm)" svg:viewBox="0 0 219 123" svg:d="M0 121c149 21 219-121 219-121">
          <text:p/>
        </draw:path>
        <draw:path draw:style-name="gr9" draw:text-style-name="P3" draw:layer="D1" svg:width="0.437cm" svg:height="0.24cm" draw:transform="rotate (1.42977372323375) translate (45.25cm 8.45cm)" svg:viewBox="0 0 438 241" svg:d="M438 241c-403 7-438-241-438-241">
          <text:p/>
        </draw:path>
        <draw:line draw:style-name="gr8" draw:text-style-name="P1" draw:layer="D1" svg:x1="41.35cm" svg:y1="9.1cm" svg:x2="42.42cm" svg:y2="9.1cm">
          <text:p/>
        </draw:line>
        <draw:line draw:style-name="gr8" draw:text-style-name="P1" draw:layer="D1" svg:x1="41.35cm" svg:y1="9.95cm" svg:x2="42.55cm" svg:y2="9.95cm">
          <text:p/>
        </draw:line>
        <draw:line draw:style-name="gr8" draw:text-style-name="P1" draw:layer="D1" svg:x1="43.2cm" svg:y1="10.15cm" svg:x2="45.32cm" svg:y2="10.15cm">
          <text:p/>
        </draw:line>
        <draw:line draw:style-name="gr8" draw:text-style-name="P1" draw:layer="D1" svg:x1="43.2cm" svg:y1="11.35cm" svg:x2="43.2cm" svg:y2="9.95cm">
          <text:p/>
        </draw:line>
        <draw:line draw:style-name="gr8" draw:text-style-name="P1" draw:layer="D1" svg:x1="44.45cm" svg:y1="10.15cm" svg:x2="44.45cm" svg:y2="9.95cm">
          <text:p/>
        </draw:line>
        <draw:line draw:style-name="gr8" draw:text-style-name="P1" draw:layer="D1" svg:x1="42cm" svg:y1="11.35cm" svg:x2="42cm" svg:y2="9.95cm">
          <text:p/>
        </draw:line>
        <draw:line draw:style-name="gr8" draw:text-style-name="P1" draw:layer="D1" svg:x1="41.35cm" svg:y1="11.35cm" svg:x2="43.2cm" svg:y2="11.35cm">
          <text:p/>
        </draw:line>
        <draw:line draw:style-name="gr8" draw:text-style-name="P1" draw:layer="D1" svg:x1="41.95cm" svg:y1="11.95cm" svg:x2="45.12cm" svg:y2="11.95cm">
          <text:p/>
        </draw:line>
        <draw:line draw:style-name="gr8" draw:text-style-name="P1" draw:layer="D1" svg:x1="42.15cm" svg:y1="12.85cm" svg:x2="45.02cm" svg:y2="12.85cm">
          <text:p/>
        </draw:line>
        <draw:line draw:style-name="gr8" draw:text-style-name="P1" draw:layer="D1" svg:x1="41.95cm" svg:y1="12.45cm" svg:x2="41.95cm" svg:y2="11.95cm">
          <text:p/>
        </draw:line>
        <draw:line draw:style-name="gr8" draw:text-style-name="P1" draw:layer="D1" svg:x1="42.15cm" svg:y1="12.85cm" svg:x2="42.15cm" svg:y2="12.45cm">
          <text:p/>
        </draw:line>
        <draw:line draw:style-name="gr8" draw:text-style-name="P1" draw:layer="D1" svg:x1="42.25cm" svg:y1="12.45cm" svg:x2="41.95cm" svg:y2="12.45cm">
          <text:p/>
        </draw:line>
        <draw:line draw:style-name="gr8" draw:text-style-name="P1" draw:layer="D1" svg:x1="42.25cm" svg:y1="12.45cm" svg:x2="42.25cm" svg:y2="11.95cm">
          <text:p/>
        </draw:line>
        <draw:line draw:style-name="gr8" draw:text-style-name="P1" draw:layer="D1" svg:x1="42.75cm" svg:y1="12.85cm" svg:x2="42.75cm" svg:y2="11.95cm">
          <text:p/>
        </draw:line>
        <draw:line draw:style-name="gr8" draw:text-style-name="P1" draw:layer="D1" svg:x1="43.3cm" svg:y1="12.85cm" svg:x2="43.3cm" svg:y2="11.95cm">
          <text:p/>
        </draw:line>
        <draw:line draw:style-name="gr8" draw:text-style-name="P1" draw:layer="D1" svg:x1="43.85cm" svg:y1="12.85cm" svg:x2="43.85cm" svg:y2="11.95cm">
          <text:p/>
        </draw:line>
        <draw:line draw:style-name="gr8" draw:text-style-name="P1" draw:layer="D1" svg:x1="44.45cm" svg:y1="12.85cm" svg:x2="44.45cm" svg:y2="11.95cm">
          <text:p/>
        </draw:line>
        <draw:line draw:style-name="gr8" draw:text-style-name="P1" draw:layer="D1" svg:x1="45.22cm" svg:y1="11.15cm" svg:x2="44.15cm" svg:y2="11.15cm">
          <text:p/>
        </draw:line>
        <draw:line draw:style-name="gr8" draw:text-style-name="P1" draw:layer="D1" svg:x1="44.6cm" svg:y1="11.95cm" svg:x2="44.6cm" svg:y2="11.15cm">
          <text:p/>
        </draw:line>
        <draw:line draw:style-name="gr8" draw:text-style-name="P1" draw:layer="D1" svg:x1="44.15cm" svg:y1="11.95cm" svg:x2="44.15cm" svg:y2="11.15cm">
          <text:p/>
        </draw:line>
        <draw:path draw:style-name="gr7" draw:text-style-name="P1" draw:layer="Wall1" svg:width="0.545cm" svg:height="0.329cm" draw:transform="rotate (1.32540303396449) translate (44.4499991256423cm 14.400003491278cm)" svg:viewBox="0 0 546 330" svg:d="M546 327c-352 37-547-327-546-327">
          <text:p/>
        </draw:path>
        <draw:line draw:style-name="gr8" draw:text-style-name="P1" draw:layer="D1" svg:x1="42.15cm" svg:y1="13.45cm" svg:x2="44.95cm" svg:y2="13.45cm">
          <text:p/>
        </draw:line>
        <draw:line draw:style-name="gr8" draw:text-style-name="P1" draw:layer="D1" svg:x1="42.55cm" svg:y1="14.4cm" svg:x2="44.45cm" svg:y2="14.4cm">
          <text:p/>
        </draw:line>
        <draw:line draw:style-name="gr10" draw:text-style-name="P1" draw:layer="P1" svg:x1="30.155cm" svg:y1="23.296cm" svg:x2="29.639cm" svg:y2="23.296cm">
          <text:p/>
        </draw:line>
        <draw:path draw:style-name="gr10" draw:text-style-name="P1" draw:layer="P1" svg:width="0.579cm" svg:height="0.387cm" draw:transform="skewX (0.0399680398706701) rotate (-0.114493598930829) translate (29.6392959671491cm 22.8460044729485cm)" svg:viewBox="0 0 580 388" svg:d="M0 0c497 2 580 388 580 388">
          <text:p/>
        </draw:path>
        <draw:g>
          <draw:line draw:style-name="gr10" draw:text-style-name="P1" draw:layer="P1" svg:x1="36.086cm" svg:y1="24.996cm" svg:x2="36.661cm" svg:y2="24.996cm">
            <text:p/>
          </draw:line>
          <draw:path draw:style-name="gr10" draw:text-style-name="P1" draw:layer="P1" svg:width="0.645cm" svg:height="0.436cm" draw:transform="skewX (-0.0354301838154849) rotate (0.116762526958421) translate (36.0194433617286cm 24.5642184301971cm)" svg:viewBox="0 0 646 437" svg:d="M646 0c-554 2-646 437-646 437">
            <text:p/>
          </draw:path>
        </draw:g>
        <draw:line draw:style-name="gr10" draw:text-style-name="P1" draw:layer="P1" svg:x1="14.97cm" svg:y1="14.987cm" svg:x2="14.97cm" svg:y2="15.663cm">
          <text:p/>
        </draw:line>
        <draw:path draw:style-name="gr10" draw:text-style-name="P1" draw:layer="P1" svg:width="0.758cm" svg:height="0.458cm" draw:transform="skewX (-0.0663225115757845) rotate (-1.46555297289964) translate (15.4229619311078cm 14.9075545237315cm)" svg:viewBox="0 0 759 459" svg:d="M759 0c-650 1-759 459-759 459">
          <text:p/>
        </draw:path>
        <draw:line draw:style-name="gr10" draw:text-style-name="P1" draw:layer="P1" svg:x1="17.681cm" svg:y1="13.49cm" svg:x2="17.543cm" svg:y2="13.735cm">
          <text:p/>
        </draw:line>
        <draw:path draw:style-name="gr10" draw:text-style-name="P1" draw:layer="P1" svg:width="0.099cm" svg:height="0.102cm" draw:transform="rotate (-2.62253173404668) translate (17.681cm 13.7754611260054cm)" svg:viewBox="0 0 100 103" svg:d="M0 0c81 34 100 103 100 103">
          <text:p/>
        </draw:path>
        <draw:line draw:style-name="gr10" draw:text-style-name="P1" draw:layer="P1" svg:x1="16.906cm" svg:y1="13.959cm" svg:x2="17.031cm" svg:y2="14.204cm">
          <text:p/>
        </draw:line>
        <draw:path draw:style-name="gr10" draw:text-style-name="P1" draw:layer="P1" svg:width="0.093cm" svg:height="0.099cm" draw:transform="skewX (-0.0972148393360842) rotate (2.57959663444762) translate (16.9858077500533cm 14.2937241103702cm)" svg:viewBox="0 0 94 100" svg:d="M94 0c-75 34-94 100-94 100">
          <text:p/>
        </draw:path>
        <draw:line draw:style-name="gr10" draw:text-style-name="P1" draw:layer="P1" svg:x1="16.906cm" svg:y1="14.529cm" svg:x2="17.031cm" svg:y2="14.284cm">
          <text:p/>
        </draw:line>
        <draw:path draw:style-name="gr10" draw:text-style-name="P1" draw:layer="P1" svg:width="0.091cm" svg:height="0.099cm" draw:transform="skewX (0.0729547627333631) rotate (0.563741348394168) translate (16.906cm 14.2445335120643cm)" svg:viewBox="0 0 92 100" svg:d="M0 0c74 34 92 100 92 100">
          <text:p/>
        </draw:path>
        <draw:line draw:style-name="gr10" draw:text-style-name="P1" draw:layer="P1" svg:x1="16.906cm" svg:y1="14.596cm" svg:x2="17.031cm" svg:y2="14.841cm">
          <text:p/>
        </draw:line>
        <draw:path draw:style-name="gr10" draw:text-style-name="P1" draw:layer="P1" svg:width="0.093cm" svg:height="0.099cm" draw:transform="skewX (-0.0972148393360842) rotate (2.57959663444762) translate (16.9858077500532cm 14.9307241103702cm)" svg:viewBox="0 0 94 100" svg:d="M94 0c-75 34-94 100-94 100">
          <text:p/>
        </draw:path>
        <draw:line draw:style-name="gr10" draw:text-style-name="P1" draw:layer="P1" svg:x1="16.906cm" svg:y1="15.166cm" svg:x2="17.031cm" svg:y2="14.921cm">
          <text:p/>
        </draw:line>
        <draw:path draw:style-name="gr10" draw:text-style-name="P1" draw:layer="P1" svg:width="0.091cm" svg:height="0.099cm" draw:transform="skewX (0.072954762733363) rotate (0.563741348394168) translate (16.906cm 14.8815335120643cm)" svg:viewBox="0 0 92 100" svg:d="M0 0c74 34 92 100 92 100">
          <text:p/>
        </draw:path>
        <draw:line draw:style-name="gr10" draw:text-style-name="P1" draw:layer="P1" svg:x1="16.906cm" svg:y1="15.48cm" svg:x2="17.031cm" svg:y2="15.269cm">
          <text:p/>
        </draw:line>
        <draw:path draw:style-name="gr10" draw:text-style-name="P1" draw:layer="P1" svg:width="0.087cm" svg:height="0.089cm" draw:transform="skewX (-0.0555014702134197) rotate (0.500734962397173) translate (16.906cm 15.2343243967828cm)" svg:viewBox="0 0 88 90" svg:d="M0 0c72 30 88 90 88 90">
          <text:p/>
        </draw:path>
        <draw:g>
          <draw:line draw:style-name="gr10" draw:text-style-name="P1" draw:layer="P1" svg:x1="16.906cm" svg:y1="15.506cm" svg:x2="17.224cm" svg:y2="15.337cm">
            <text:p/>
          </draw:line>
          <draw:path draw:style-name="gr10" draw:text-style-name="P1" draw:layer="P1" svg:width="0.125cm" svg:height="0.131cm" draw:transform="skewX (-0.064926248174189) rotate (-2.11760798144472) translate (17.3415135191647cm 15.3983849838434cm)" svg:viewBox="0 0 126 132" svg:d="M126 0c-101 44-126 132-126 132">
            <text:p/>
          </draw:path>
        </draw:g>
        <draw:g>
          <draw:line draw:style-name="gr10" draw:text-style-name="P1" draw:layer="P1" svg:x1="17.655cm" svg:y1="15.506cm" svg:x2="17.337cm" svg:y2="15.337cm">
            <text:p/>
          </draw:line>
          <draw:path draw:style-name="gr10" draw:text-style-name="P1" draw:layer="P1" svg:width="0.125cm" svg:height="0.131cm" draw:transform="skewX (0.064926248174189) rotate (2.11760798144472) translate (17.2849946380697cm 15.506cm)" svg:viewBox="0 0 126 132" svg:d="M0 0c101 44 126 132 126 132">
            <text:p/>
          </draw:path>
        </draw:g>
        <draw:g>
          <draw:line draw:style-name="gr10" draw:text-style-name="P1" draw:layer="P1" svg:x1="17.681cm" svg:y1="13.854cm" svg:x2="17.59cm" svg:y2="14.022cm">
            <text:p/>
          </draw:line>
          <draw:path draw:style-name="gr10" draw:text-style-name="P1" draw:layer="P1" svg:width="0.063cm" svg:height="0.069cm" draw:transform="rotate (-2.60490390860154) translate (17.681cm 14.0489490616622cm)" svg:viewBox="0 0 64 70" svg:d="M0 0c53 23 64 70 64 70">
            <text:p/>
          </draw:path>
        </draw:g>
        <draw:g>
          <draw:line draw:style-name="gr10" draw:text-style-name="P1" draw:layer="P1" svg:x1="17.681cm" svg:y1="14.245cm" svg:x2="17.59cm" svg:y2="14.077cm">
            <text:p/>
          </draw:line>
          <draw:path draw:style-name="gr10" draw:text-style-name="P1" draw:layer="P1" svg:width="0.063cm" svg:height="0.069cm" draw:transform="rotate (-0.542273798594638) translate (17.6263159129939cm 14.017102427544cm)" svg:viewBox="0 0 64 70" svg:d="M64 0c-53 24-64 70-64 70">
            <text:p/>
          </draw:path>
        </draw:g>
        <draw:g>
          <draw:line draw:style-name="gr10" draw:text-style-name="P1" draw:layer="P1" svg:x1="17.681cm" svg:y1="14.323cm" svg:x2="17.525cm" svg:y2="14.574cm">
            <text:p/>
          </draw:line>
          <draw:path draw:style-name="gr10" draw:text-style-name="P1" draw:layer="P1" svg:width="0.106cm" svg:height="0.107cm" draw:transform="skewX (-0.115715329407224) rotate (-2.66319790561815) translate (17.681cm 14.6146757060675cm)" svg:viewBox="0 0 107 108" svg:d="M0 0c88 36 107 108 107 108">
            <text:p/>
          </draw:path>
        </draw:g>
        <draw:g>
          <draw:line draw:style-name="gr10" draw:text-style-name="P1" draw:layer="P1" svg:x1="17.681cm" svg:y1="14.908cm" svg:x2="17.525cm" svg:y2="14.657cm">
            <text:p/>
          </draw:line>
          <draw:path draw:style-name="gr10" draw:text-style-name="P1" draw:layer="P1" svg:width="0.106cm" svg:height="0.107cm" draw:transform="skewX (0.11065387457644) rotate (-0.481361807700037) translate (17.5858980728283cm 14.5666484699438cm)" svg:viewBox="0 0 107 108" svg:d="M107 0c-88 36-107 108-107 108">
            <text:p/>
          </draw:path>
        </draw:g>
        <draw:line draw:style-name="gr10" draw:text-style-name="P1" draw:layer="P1" svg:x1="17.681cm" svg:y1="15.258cm" svg:x2="17.564cm" svg:y2="15.035cm">
          <text:p/>
        </draw:line>
        <draw:path draw:style-name="gr10" draw:text-style-name="P1" draw:layer="P1" svg:width="0.085cm" svg:height="0.091cm" draw:transform="skewX (-0.0525344104850295) rotate (-0.547684319275821) translate (17.6077693640488cm 14.9537343718503cm)" svg:viewBox="0 0 86 92" svg:d="M86 0c-70 31-86 92-86 92">
          <text:p/>
        </draw:path>
        <draw:line draw:style-name="gr10" draw:text-style-name="P1" draw:layer="P1" svg:x1="17.681cm" svg:y1="15.481cm" svg:x2="17.603cm" svg:y2="15.358cm">
          <text:p/>
        </draw:line>
        <draw:path draw:style-name="gr10" draw:text-style-name="P1" draw:layer="P1" svg:width="0.052cm" svg:height="0.052cm" draw:transform="skewX (0.141895268187139) rotate (-0.469668101711674) translate (17.6338567281515cm 15.3138446243637cm)" svg:viewBox="0 0 53 53" svg:d="M53 0c-44 18-53 53-53 53">
          <text:p/>
        </draw:path>
        <draw:line draw:style-name="gr10" draw:text-style-name="P1" draw:layer="P1" svg:x1="16.906cm" svg:y1="13.49cm" svg:x2="17.044cm" svg:y2="13.735cm">
          <text:p/>
        </draw:line>
        <draw:path draw:style-name="gr10" draw:text-style-name="P1" draw:layer="P1" svg:width="0.099cm" svg:height="0.102cm" draw:transform="rotate (2.62602239255067) translate (16.9932926993951cm 13.8249294400596cm)" svg:viewBox="0 0 100 103" svg:d="M100 0c-80 34-100 103-100 103">
          <text:p/>
        </draw:path>
        <draw:line draw:style-name="gr10" draw:text-style-name="P1" draw:layer="P1" svg:x1="24.538cm" svg:y1="14.987cm" svg:x2="24.538cm" svg:y2="15.663cm">
          <text:p/>
        </draw:line>
        <draw:path draw:style-name="gr10" draw:text-style-name="P1" draw:layer="P1" svg:width="0.758cm" svg:height="0.458cm" draw:transform="skewX (0.066497044500984) rotate (1.46555297289964) translate (24.0052690727283cm 15.6627021320125cm)" svg:viewBox="0 0 759 459" svg:d="M0 0c651 1 759 459 759 459">
          <text:p/>
        </draw:path>
        <draw:line draw:style-name="gr10" draw:text-style-name="P1" draw:layer="P1" svg:x1="30.153cm" svg:y1="22.396cm" svg:x2="29.637cm" svg:y2="22.396cm">
          <text:p/>
        </draw:line>
        <draw:path draw:style-name="gr10" draw:text-style-name="P1" draw:layer="P1" svg:width="0.581cm" svg:height="0.387cm" draw:transform="skewX (-0.044331363000656) rotate (-3.02727358758417) translate (30.2150572230034cm 22.7796571591096cm)" svg:viewBox="0 0 582 388" svg:d="M582 0c-498 2-582 388-582 388">
          <text:p/>
        </draw:path>
        <draw:g>
          <draw:line draw:style-name="gr10" draw:text-style-name="P1" draw:layer="P1" svg:x1="42.8cm" svg:y1="30.1cm" svg:x2="42.35cm" svg:y2="30.1cm">
            <text:p/>
          </draw:line>
          <draw:path draw:style-name="gr10" draw:text-style-name="P1" draw:layer="P1" svg:width="0.505cm" svg:height="0.386cm" draw:transform="rotate (-0.133517687777567) translate (42.3499649814053cm 29.6489654086118cm)" svg:viewBox="0 0 506 387" svg:d="M0 0c434 1 506 387 506 387">
            <text:p/>
          </draw:path>
        </draw:g>
        <draw:g>
          <draw:line draw:style-name="gr10" draw:text-style-name="P1" draw:layer="P1" svg:x1="31.8cm" svg:y1="24.996cm" svg:x2="31.307cm" svg:y2="24.996cm">
            <text:p/>
          </draw:line>
          <draw:path draw:style-name="gr10" draw:text-style-name="P1" draw:layer="P1" svg:width="0.554cm" svg:height="0.435cm" draw:transform="skewX (-0.00593411945678073) rotate (-0.135961148730359) translate (31.306961635184cm 24.4889611134505cm)" svg:viewBox="0 0 555 436" svg:d="M0 0c476 2 555 436 555 436">
            <text:p/>
          </draw:path>
        </draw:g>
        <draw:line draw:style-name="gr10" draw:text-style-name="P1" draw:layer="P1" svg:x1="37.451cm" svg:y1="24.099cm" svg:x2="37.451cm" svg:y2="23.751cm">
          <text:p/>
        </draw:line>
        <draw:path draw:style-name="gr10" draw:text-style-name="P1" draw:layer="P1" svg:width="0.389cm" svg:height="0.185cm" draw:transform="skewX (0.133517687777566) rotate (-1.65177960408743) translate (37.6659978629246cm 23.7511485102936cm)" svg:viewBox="0 0 390 186" svg:d="M0 0c335 1 390 186 390 186">
          <text:p/>
        </draw:path>
        <draw:line draw:style-name="gr10" draw:text-style-name="P1" draw:layer="P1" svg:x1="37.851cm" svg:y1="23.999cm" svg:x2="37.851cm" svg:y2="23.75cm">
          <text:p/>
        </draw:line>
        <draw:path draw:style-name="gr10" draw:text-style-name="P1" draw:layer="P1" svg:width="0.277cm" svg:height="0.159cm" draw:transform="skewX (-0.0809832772925369) rotate (1.66766210028058) translate (37.6929325184635cm 24.0272930588635cm)" svg:viewBox="0 0 278 160" svg:d="M278 0c-239 1-278 160-278 160">
          <text:p/>
        </draw:path>
        <draw:line draw:style-name="gr10" draw:text-style-name="P1" draw:layer="P1" svg:x1="24.4cm" svg:y1="22.899cm" svg:x2="24.4cm" svg:y2="22.449cm">
          <text:p/>
        </draw:line>
        <draw:path draw:style-name="gr10" draw:text-style-name="P1" draw:layer="P1" svg:width="0.507cm" svg:height="0.373cm" draw:transform="skewX (-0.0164060949687467) rotate (1.69750723048968) translate (24.0304298689753cm 22.9532305177315cm)" svg:viewBox="0 0 508 374" svg:d="M508 0c-434 2-508 374-508 374">
          <text:p/>
        </draw:path>
        <draw:line draw:style-name="gr8" draw:text-style-name="P1" draw:layer="D1" svg:x1="37.4cm" svg:y1="23.75cm" svg:x2="37.9cm" svg:y2="23.75cm">
          <text:p/>
        </draw:line>
        <draw:line draw:style-name="gr10" draw:text-style-name="P1" draw:layer="P1" svg:x1="38.957cm" svg:y1="24.911cm" svg:x2="38.957cm" svg:y2="24.336cm">
          <text:p/>
        </draw:line>
        <draw:path draw:style-name="gr10" draw:text-style-name="P1" draw:layer="P1" svg:width="0.645cm" svg:height="0.436cm" draw:transform="skewX (-0.0354301838154849) rotate (1.68755885375332) translate (38.5248216611846cm 24.9770566382714cm)" svg:viewBox="0 0 646 437" svg:d="M646 0c-554 2-646 437-646 437">
          <text:p/>
        </draw:path>
        <draw:g>
          <draw:line draw:style-name="gr10" draw:text-style-name="P1" draw:layer="P1" svg:x1="38.1cm" svg:y1="5.692cm" svg:x2="38.55cm" svg:y2="5.692cm">
            <text:p/>
          </draw:line>
          <draw:path draw:style-name="gr10" draw:text-style-name="P1" draw:layer="P1" svg:width="0.504cm" svg:height="0.35cm" draw:transform="skewX (0.0270526034059121) rotate (3.02133946812738) translate (38.5500350185947cm 6.10003129331792cm)" svg:viewBox="0 0 505 351" svg:d="M0 0c434 2 505 351 505 351">
            <text:p/>
          </draw:path>
        </draw:g>
        <draw:g>
          <draw:line draw:style-name="gr10" draw:text-style-name="P1" draw:layer="P1" svg:x1="42.8cm" svg:y1="5.5cm" svg:x2="42.8cm" svg:y2="5.8cm">
            <text:p/>
          </draw:line>
          <draw:path draw:style-name="gr10" draw:text-style-name="P1" draw:layer="P1" svg:width="0.337cm" svg:height="0.264cm" draw:transform="skewX (-0.00645771823237904) rotate (1.43413704636374) translate (42.491976376613cm 5.80002334572983cm)" svg:viewBox="0 0 338 265" svg:d="M0 0c290 1 338 265 338 265">
            <text:p/>
          </draw:path>
        </draw:g>
        <draw:g>
          <draw:line draw:style-name="gr10" draw:text-style-name="P1" draw:layer="P1" svg:x1="42.942cm" svg:y1="5.5cm" svg:x2="42.942cm" svg:y2="5.8cm">
            <text:p/>
          </draw:line>
          <draw:path draw:style-name="gr10" draw:text-style-name="P1" draw:layer="P1" svg:width="0.337cm" svg:height="0.263cm" draw:transform="skewX (0.00663225115757848) rotate (-1.43396251343854) translate (43.2039651808982cm 5.4655254346527cm)" svg:viewBox="0 0 338 264" svg:d="M338 0c-290 1-338 264-338 264">
            <text:p/>
          </draw:path>
        </draw:g>
        <draw:line draw:style-name="gr8" draw:text-style-name="P1" draw:layer="D1" svg:x1="44.005cm" svg:y1="5.8cm" svg:x2="44.005cm" svg:y2="4.9cm">
          <text:p/>
        </draw:line>
        <draw:g>
          <draw:line draw:style-name="gr10" draw:text-style-name="P1" draw:layer="P1" svg:x1="43.938cm" svg:y1="5.5cm" svg:x2="43.938cm" svg:y2="5.8cm">
            <text:p/>
          </draw:line>
          <draw:path draw:style-name="gr10" draw:text-style-name="P1" draw:layer="P1" svg:width="0.337cm" svg:height="0.264cm" draw:transform="skewX (-0.00645771823237904) rotate (1.43413704636374) translate (43.629976376613cm 5.80002334572983cm)" svg:viewBox="0 0 338 265" svg:d="M0 0c290 1 338 265 338 265">
            <text:p/>
          </draw:path>
        </draw:g>
        <draw:g>
          <draw:line draw:style-name="gr10" draw:text-style-name="P1" draw:layer="P1" svg:x1="44.08cm" svg:y1="5.5cm" svg:x2="44.08cm" svg:y2="5.8cm">
            <text:p/>
          </draw:line>
          <draw:path draw:style-name="gr10" draw:text-style-name="P1" draw:layer="P1" svg:width="0.337cm" svg:height="0.263cm" draw:transform="skewX (0.00663225115757848) rotate (-1.43396251343854) translate (44.3419651808982cm 5.4655254346527cm)" svg:viewBox="0 0 338 264" svg:d="M338 0c-290 1-338 264-338 264">
            <text:p/>
          </draw:path>
        </draw:g>
        <draw:line draw:style-name="gr8" draw:text-style-name="P1" draw:layer="D1" svg:x1="45.125cm" svg:y1="5.8cm" svg:x2="45.125cm" svg:y2="4.9cm">
          <text:p/>
        </draw:line>
        <draw:g>
          <draw:line draw:style-name="gr10" draw:text-style-name="P1" draw:layer="P1" svg:x1="42.142cm" svg:y1="6.7cm" svg:x2="42.142cm" svg:y2="6.4cm">
            <text:p/>
          </draw:line>
          <draw:path draw:style-name="gr10" draw:text-style-name="P1" draw:layer="P1" svg:width="0.337cm" svg:height="0.263cm" draw:transform="skewX (-0.00663225115757844) rotate (-1.70763014015125) translate (42.450023623387cm 6.39997665427017cm)" svg:viewBox="0 0 338 264" svg:d="M0 0c290 1 338 264 338 264">
            <text:p/>
          </draw:path>
        </draw:g>
        <draw:g>
          <draw:line draw:style-name="gr10" draw:text-style-name="P1" draw:layer="P1" svg:x1="45.2cm" svg:y1="5.5cm" svg:x2="45.2cm" svg:y2="5.8cm">
            <text:p/>
          </draw:line>
          <draw:path draw:style-name="gr10" draw:text-style-name="P1" draw:layer="P1" svg:width="0.337cm" svg:height="0.263cm" draw:transform="skewX (0.00663225115757848) rotate (-1.43396251343854) translate (45.4619651808982cm 5.4655254346527cm)" svg:viewBox="0 0 338 264" svg:d="M338 0c-290 1-338 264-338 264">
            <text:p/>
          </draw:path>
        </draw:g>
        <draw:line draw:style-name="gr8" draw:text-style-name="P1" draw:layer="D1" svg:x1="44.55cm" svg:y1="5.8cm" svg:x2="44.55cm" svg:y2="4.9cm">
          <text:p/>
        </draw:line>
        <draw:line draw:style-name="gr8" draw:text-style-name="P1" draw:layer="D1" svg:x1="43.45cm" svg:y1="5.8cm" svg:x2="43.45cm" svg:y2="4.9cm">
          <text:p/>
        </draw:line>
        <draw:g>
          <draw:line draw:style-name="gr10" draw:text-style-name="P1" draw:layer="P1" svg:x1="42.7cm" svg:y1="6.7cm" svg:x2="42.7cm" svg:y2="6.4cm">
            <text:p/>
          </draw:line>
          <draw:path draw:style-name="gr10" draw:text-style-name="P1" draw:layer="P1" svg:width="0.337cm" svg:height="0.263cm" draw:transform="skewX (-0.00663225115757844) rotate (-1.70763014015125) translate (43.0080236233871cm 6.39997665427017cm)" svg:viewBox="0 0 338 264" svg:d="M0 0c290 1 338 264 338 264">
            <text:p/>
          </draw:path>
        </draw:g>
        <draw:g>
          <draw:line draw:style-name="gr10" draw:text-style-name="P1" draw:layer="P1" svg:x1="43.25cm" svg:y1="6.7cm" svg:x2="43.25cm" svg:y2="6.4cm">
            <text:p/>
          </draw:line>
          <draw:path draw:style-name="gr10" draw:text-style-name="P1" draw:layer="P1" svg:width="0.337cm" svg:height="0.263cm" draw:transform="skewX (-0.00663225115757844) rotate (-1.70763014015125) translate (43.558023623387cm 6.39997665427017cm)" svg:viewBox="0 0 338 264" svg:d="M0 0c290 1 338 264 338 264">
            <text:p/>
          </draw:path>
        </draw:g>
        <draw:g>
          <draw:line draw:style-name="gr10" draw:text-style-name="P1" draw:layer="P1" svg:x1="44.15cm" svg:y1="7cm" svg:x2="44.15cm" svg:y2="7.3cm">
            <text:p/>
          </draw:line>
          <draw:path draw:style-name="gr10" draw:text-style-name="P1" draw:layer="P1" svg:width="0.337cm" svg:height="0.263cm" draw:transform="skewX (-0.00663225115757844) rotate (1.43396251343854) translate (43.841976376613cm 7.30002334572983cm)" svg:viewBox="0 0 338 264" svg:d="M0 0c290 1 338 264 338 264">
            <text:p/>
          </draw:path>
        </draw:g>
        <draw:g>
          <draw:line draw:style-name="gr10" draw:text-style-name="P1" draw:layer="P1" svg:x1="44.6cm" svg:y1="7cm" svg:x2="44.6cm" svg:y2="7.3cm">
            <text:p/>
          </draw:line>
          <draw:path draw:style-name="gr10" draw:text-style-name="P1" draw:layer="P1" svg:width="0.337cm" svg:height="0.263cm" draw:transform="skewX (-0.00663225115757844) rotate (1.43396251343854) translate (44.291976376613cm 7.30002334572983cm)" svg:viewBox="0 0 338 264" svg:d="M0 0c290 1 338 264 338 264">
            <text:p/>
          </draw:path>
        </draw:g>
        <draw:g>
          <draw:line draw:style-name="gr10" draw:text-style-name="P1" draw:layer="P1" svg:x1="45.05cm" svg:y1="7.599cm" svg:x2="45.05cm" svg:y2="7.299cm">
            <text:p/>
          </draw:line>
          <draw:path draw:style-name="gr10" draw:text-style-name="P1" draw:layer="P1" svg:width="0.337cm" svg:height="0.263cm" draw:transform="skewX (0.00663225115757843) rotate (1.70763014015125) translate (44.7880820141946cm 7.63381731814359cm)" svg:viewBox="0 0 338 264" svg:d="M338 0c-290 1-338 264-338 264">
            <text:p/>
          </draw:path>
        </draw:g>
        <draw:g>
          <draw:line draw:style-name="gr10" draw:text-style-name="P1" draw:layer="P1" svg:x1="45.458cm" svg:y1="7cm" svg:x2="45.458cm" svg:y2="7.3cm">
            <text:p/>
          </draw:line>
          <draw:path draw:style-name="gr10" draw:text-style-name="P1" draw:layer="P1" svg:width="0.337cm" svg:height="0.263cm" draw:transform="skewX (-0.00663225115757846) rotate (1.43396251343854) translate (45.149976376613cm 7.30002334572983cm)" svg:viewBox="0 0 338 264" svg:d="M0 0c290 1 338 264 338 264">
            <text:p/>
          </draw:path>
        </draw:g>
        <draw:g>
          <draw:line draw:style-name="gr10" draw:text-style-name="P1" draw:layer="P1" svg:x1="41.35cm" svg:y1="8.55cm" svg:x2="41.35cm" svg:y2="8.05cm">
            <text:p/>
          </draw:line>
          <draw:path draw:style-name="gr10" draw:text-style-name="P1" draw:layer="P1" svg:width="0.56cm" svg:height="0.394cm" draw:transform="skewX (0.0240855436775217) rotate (-1.69104951225731) translate (41.8080543956085cm 8.04980325983121cm)" svg:viewBox="0 0 561 395" svg:d="M0 0c482 3 561 395 561 395">
            <text:p/>
          </draw:path>
        </draw:g>
        <draw:g>
          <draw:line draw:style-name="gr10" draw:text-style-name="P1" draw:layer="P1" svg:x1="42.358cm" svg:y1="8.6cm" svg:x2="42.358cm" svg:y2="9.1cm">
            <text:p/>
          </draw:line>
          <draw:path draw:style-name="gr10" draw:text-style-name="P1" draw:layer="P1" svg:width="0.56cm" svg:height="0.394cm" draw:transform="skewX (0.0240855436775217) rotate (1.45054314133249) translate (41.8999648717167cm 9.10003890954972cm)" svg:viewBox="0 0 561 395" svg:d="M0 0c482 2 561 395 561 395">
            <text:p/>
          </draw:path>
        </draw:g>
        <draw:g>
          <draw:line draw:style-name="gr10" draw:text-style-name="P1" draw:layer="P1" svg:x1="41.442cm" svg:y1="10.45cm" svg:x2="41.442cm" svg:y2="9.95cm">
            <text:p/>
          </draw:line>
          <draw:path draw:style-name="gr10" draw:text-style-name="P1" draw:layer="P1" svg:width="0.56cm" svg:height="0.394cm" draw:transform="skewX (0.0239110107523223) rotate (-1.69104951225731) translate (41.9000351282833cm 9.94996109045028cm)" svg:viewBox="0 0 561 395" svg:d="M0 0c482 2 561 395 561 395">
            <text:p/>
          </draw:path>
        </draw:g>
        <draw:g>
          <draw:line draw:style-name="gr10" draw:text-style-name="P1" draw:layer="P1" svg:x1="42.1cm" svg:y1="10.45cm" svg:x2="42.1cm" svg:y2="9.95cm">
            <text:p/>
          </draw:line>
          <draw:path draw:style-name="gr10" draw:text-style-name="P1" draw:layer="P1" svg:width="0.56cm" svg:height="0.394cm" draw:transform="skewX (0.0239110107523223) rotate (-1.69104951225731) translate (42.5580351282834cm 9.94996109045028cm)" svg:viewBox="0 0 561 395" svg:d="M0 0c482 2 561 395 561 395">
            <text:p/>
          </draw:path>
        </draw:g>
        <draw:g>
          <draw:line draw:style-name="gr10" draw:text-style-name="P1" draw:layer="P1" svg:x1="41.442cm" svg:y1="10.85cm" svg:x2="41.442cm" svg:y2="11.35cm">
            <text:p/>
          </draw:line>
          <draw:path draw:style-name="gr10" draw:text-style-name="P1" draw:layer="P1" svg:width="0.56cm" svg:height="0.394cm" draw:transform="skewX (-0.0239110107523223) rotate (-1.45054314133249) translate (41.8327236549714cm 10.7929917100715cm)" svg:viewBox="0 0 561 395" svg:d="M561 0c-482 2-561 395-561 395">
            <text:p/>
          </draw:path>
        </draw:g>
        <draw:g>
          <draw:line draw:style-name="gr10" draw:text-style-name="P1" draw:layer="P1" svg:x1="44.95cm" svg:y1="12.55cm" svg:x2="44.95cm" svg:y2="12.85cm">
            <text:p/>
          </draw:line>
          <draw:path draw:style-name="gr10" draw:text-style-name="P1" draw:layer="P1" svg:width="0.337cm" svg:height="0.263cm" draw:transform="skewX (-0.00663225115757845) rotate (1.43396251343854) translate (44.641976376613cm 12.8500233457298cm)" svg:viewBox="0 0 338 264" svg:d="M0 0c290 1 338 264 338 264">
            <text:p/>
          </draw:path>
        </draw:g>
        <draw:g>
          <draw:line draw:style-name="gr10" draw:text-style-name="P1" draw:layer="P1" svg:x1="45.008cm" svg:y1="10.85cm" svg:x2="45.008cm" svg:y2="11.15cm">
            <text:p/>
          </draw:line>
          <draw:path draw:style-name="gr10" draw:text-style-name="P1" draw:layer="P1" svg:width="0.337cm" svg:height="0.263cm" draw:transform="skewX (-0.00663225115757846) rotate (1.43396251343854) translate (44.6999291815202cm 11.1503660985261cm)" svg:viewBox="0 0 338 264" svg:d="M0 0c290 1 338 264 338 264">
            <text:p/>
          </draw:path>
        </draw:g>
        <draw:g>
          <draw:line draw:style-name="gr10" draw:text-style-name="P1" draw:layer="P1" svg:x1="44.4cm" svg:y1="12.55cm" svg:x2="44.4cm" svg:y2="12.85cm">
            <text:p/>
          </draw:line>
          <draw:path draw:style-name="gr10" draw:text-style-name="P1" draw:layer="P1" svg:width="0.337cm" svg:height="0.263cm" draw:transform="skewX (-0.00663225115757848) rotate (1.43396251343854) translate (44.091976376613cm 12.8500233457298cm)" svg:viewBox="0 0 338 264" svg:d="M0 0c290 1 338 264 338 264">
            <text:p/>
          </draw:path>
        </draw:g>
        <draw:g>
          <draw:line draw:style-name="gr10" draw:text-style-name="P1" draw:layer="P1" svg:x1="43.8cm" svg:y1="12.55cm" svg:x2="43.8cm" svg:y2="12.85cm">
            <text:p/>
          </draw:line>
          <draw:path draw:style-name="gr10" draw:text-style-name="P1" draw:layer="P1" svg:width="0.337cm" svg:height="0.263cm" draw:transform="skewX (-0.00663225115757846) rotate (1.43396251343854) translate (43.4919763766129cm 12.8500233457298cm)" svg:viewBox="0 0 338 264" svg:d="M0 0c290 1 338 264 338 264">
            <text:p/>
          </draw:path>
        </draw:g>
        <draw:g>
          <draw:line draw:style-name="gr10" draw:text-style-name="P1" draw:layer="P1" svg:x1="43.25cm" svg:y1="12.55cm" svg:x2="43.25cm" svg:y2="12.85cm">
            <text:p/>
          </draw:line>
          <draw:path draw:style-name="gr10" draw:text-style-name="P1" draw:layer="P1" svg:width="0.337cm" svg:height="0.263cm" draw:transform="skewX (-0.00663225115757846) rotate (1.43396251343854) translate (42.941976376613cm 12.8500233457298cm)" svg:viewBox="0 0 338 264" svg:d="M0 0c290 1 338 264 338 264">
            <text:p/>
          </draw:path>
        </draw:g>
        <draw:g>
          <draw:line draw:style-name="gr10" draw:text-style-name="P1" draw:layer="P1" svg:x1="42.65cm" svg:y1="12.55cm" svg:x2="42.65cm" svg:y2="12.85cm">
            <text:p/>
          </draw:line>
          <draw:path draw:style-name="gr10" draw:text-style-name="P1" draw:layer="P1" svg:width="0.337cm" svg:height="0.263cm" draw:transform="skewX (-0.00663225115757847) rotate (1.43396251343854) translate (42.3419763766129cm 12.8500233457298cm)" svg:viewBox="0 0 338 264" svg:d="M0 0c290 1 338 264 338 264">
            <text:p/>
          </draw:path>
        </draw:g>
        <draw:g>
          <draw:line draw:style-name="gr10" draw:text-style-name="P1" draw:layer="P1" svg:x1="43.05cm" svg:y1="13.75cm" svg:x2="43.05cm" svg:y2="13.45cm">
            <text:p/>
          </draw:line>
          <draw:path draw:style-name="gr10" draw:text-style-name="P1" draw:layer="P1" svg:width="0.337cm" svg:height="0.263cm" draw:transform="skewX (0.00663225115757848) rotate (1.70763014015125) translate (42.7880348191018cm 13.7844745653473cm)" svg:viewBox="0 0 338 264" svg:d="M338 0c-290 1-338 264-338 264">
            <text:p/>
          </draw:path>
        </draw:g>
        <draw:g>
          <draw:line draw:style-name="gr10" draw:text-style-name="P1" draw:layer="P1" svg:x1="43.6cm" svg:y1="13.75cm" svg:x2="43.6cm" svg:y2="13.45cm">
            <text:p/>
          </draw:line>
          <draw:path draw:style-name="gr10" draw:text-style-name="P1" draw:layer="P1" svg:width="0.337cm" svg:height="0.263cm" draw:transform="skewX (0.00663225115757848) rotate (1.70763014015125) translate (43.3380348191018cm 13.7844745653473cm)" svg:viewBox="0 0 338 264" svg:d="M338 0c-290 1-338 264-338 264">
            <text:p/>
          </draw:path>
        </draw:g>
        <draw:g>
          <draw:line draw:style-name="gr10" draw:text-style-name="P1" draw:layer="P1" svg:x1="44.158cm" svg:y1="13.75cm" svg:x2="44.158cm" svg:y2="13.45cm">
            <text:p/>
          </draw:line>
          <draw:path draw:style-name="gr10" draw:text-style-name="P1" draw:layer="P1" svg:width="0.337cm" svg:height="0.263cm" draw:transform="skewX (0.00663225115757848) rotate (1.70763014015125) translate (43.8960348191018cm 13.7844745653473cm)" svg:viewBox="0 0 338 264" svg:d="M338 0c-290 1-338 264-338 264">
            <text:p/>
          </draw:path>
        </draw:g>
        <draw:g>
          <draw:line draw:style-name="gr10" draw:text-style-name="P1" draw:layer="P1" svg:x1="44.808cm" svg:y1="13.75cm" svg:x2="44.808cm" svg:y2="13.45cm">
            <text:p/>
          </draw:line>
          <draw:path draw:style-name="gr10" draw:text-style-name="P1" draw:layer="P1" svg:width="0.337cm" svg:height="0.263cm" draw:transform="skewX (0.00663225115757848) rotate (1.70763014015125) translate (44.5460348191018cm 13.7844745653473cm)" svg:viewBox="0 0 338 264" svg:d="M338 0c-290 1-338 264-338 264">
            <text:p/>
          </draw:path>
        </draw:g>
        <draw:g>
          <draw:line draw:style-name="gr10" draw:text-style-name="P1" draw:layer="P1" svg:x1="38.9cm" svg:y1="14.642cm" svg:x2="39.3cm" svg:y2="14.642cm">
            <text:p/>
          </draw:line>
          <draw:path draw:style-name="gr10" draw:text-style-name="P1" draw:layer="P1" svg:width="0.449cm" svg:height="0.392cm" draw:transform="skewX (-0.0370009801422798) rotate (2.99114527206788) translate (39.3000311276398cm 15.1000351282834cm)" svg:viewBox="0 0 450 393" svg:d="M0 0c387 2 450 393 450 393">
            <text:p/>
          </draw:path>
        </draw:g>
        <draw:g>
          <draw:g>
            <draw:g>
              <draw:g>
                <draw:line draw:style-name="gr8" draw:text-style-name="P1" draw:layer="D1" svg:x1="34.45cm" svg:y1="31.85cm" svg:x2="33.493cm" svg:y2="31.85cm">
                  <text:p/>
                </draw:line>
                <draw:line draw:style-name="gr8" draw:text-style-name="P1" draw:layer="D1" svg:x1="34.45cm" svg:y1="31.1cm" svg:x2="34.45cm" svg:y2="31.85cm">
                  <text:p/>
                </draw:line>
                <draw:line draw:style-name="gr8" draw:text-style-name="P1" draw:layer="D1" svg:x1="34.449cm" svg:y1="31.1cm" svg:x2="33.492cm" svg:y2="31.1cm">
                  <text:p/>
                </draw:line>
                <draw:line draw:style-name="gr8" draw:text-style-name="P1" draw:layer="D1" svg:x1="34.45cm" svg:y1="31.1cm" svg:x2="33.493cm" svg:y2="31.85cm">
                  <text:p/>
                </draw:line>
                <draw:line draw:style-name="gr8" draw:text-style-name="P1" draw:layer="D1" svg:x1="33.493cm" svg:y1="31.1cm" svg:x2="33.493cm" svg:y2="31.85cm">
                  <text:p/>
                </draw:line>
                <draw:line draw:style-name="gr8" draw:text-style-name="P1" draw:layer="D1" svg:x1="33.493cm" svg:y1="31.1cm" svg:x2="34.45cm" svg:y2="31.85cm">
                  <text:p/>
                </draw:line>
              </draw:g>
              <draw:g>
                <draw:line draw:style-name="gr8" draw:text-style-name="P1" draw:layer="D1" svg:x1="33.499cm" svg:y1="31.751cm" svg:x2="33.401cm" svg:y2="31.751cm">
                  <text:p/>
                </draw:line>
                <draw:line draw:style-name="gr8" draw:text-style-name="P1" draw:layer="D1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1" svg:x1="34.45cm" svg:y1="31.85cm" svg:x2="33.493cm" svg:y2="31.85cm">
                  <text:p/>
                </draw:line>
                <draw:line draw:style-name="gr8" draw:text-style-name="P1" draw:layer="D1" svg:x1="34.45cm" svg:y1="31.1cm" svg:x2="34.45cm" svg:y2="31.85cm">
                  <text:p/>
                </draw:line>
                <draw:line draw:style-name="gr8" draw:text-style-name="P1" draw:layer="D1" svg:x1="34.449cm" svg:y1="31.1cm" svg:x2="33.492cm" svg:y2="31.1cm">
                  <text:p/>
                </draw:line>
                <draw:line draw:style-name="gr8" draw:text-style-name="P1" draw:layer="D1" svg:x1="34.45cm" svg:y1="31.1cm" svg:x2="33.493cm" svg:y2="31.85cm">
                  <text:p/>
                </draw:line>
                <draw:line draw:style-name="gr8" draw:text-style-name="P1" draw:layer="D1" svg:x1="33.493cm" svg:y1="31.1cm" svg:x2="33.493cm" svg:y2="31.85cm">
                  <text:p/>
                </draw:line>
                <draw:line draw:style-name="gr8" draw:text-style-name="P1" draw:layer="D1" svg:x1="33.493cm" svg:y1="31.1cm" svg:x2="34.45cm" svg:y2="31.85cm">
                  <text:p/>
                </draw:line>
              </draw:g>
              <draw:g>
                <draw:line draw:style-name="gr8" draw:text-style-name="P1" draw:layer="D1" svg:x1="33.498cm" svg:y1="31.751cm" svg:x2="33.3cm" svg:y2="31.751cm">
                  <text:p/>
                </draw:line>
                <draw:line draw:style-name="gr8" draw:text-style-name="P1" draw:layer="D1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1" svg:x1="34.45cm" svg:y1="32.95cm" svg:x2="33.493cm" svg:y2="32.95cm">
                  <text:p/>
                </draw:line>
                <draw:line draw:style-name="gr8" draw:text-style-name="P1" draw:layer="D1" svg:x1="34.45cm" svg:y1="32.2cm" svg:x2="34.45cm" svg:y2="32.95cm">
                  <text:p/>
                </draw:line>
                <draw:line draw:style-name="gr8" draw:text-style-name="P1" draw:layer="D1" svg:x1="34.449cm" svg:y1="32.2cm" svg:x2="33.492cm" svg:y2="32.2cm">
                  <text:p/>
                </draw:line>
                <draw:line draw:style-name="gr8" draw:text-style-name="P1" draw:layer="D1" svg:x1="34.45cm" svg:y1="32.2cm" svg:x2="33.493cm" svg:y2="32.95cm">
                  <text:p/>
                </draw:line>
                <draw:line draw:style-name="gr8" draw:text-style-name="P1" draw:layer="D1" svg:x1="33.493cm" svg:y1="32.2cm" svg:x2="33.493cm" svg:y2="32.95cm">
                  <text:p/>
                </draw:line>
                <draw:line draw:style-name="gr8" draw:text-style-name="P1" draw:layer="D1" svg:x1="33.493cm" svg:y1="32.2cm" svg:x2="34.45cm" svg:y2="32.95cm">
                  <text:p/>
                </draw:line>
              </draw:g>
              <draw:g>
                <draw:line draw:style-name="gr8" draw:text-style-name="P1" draw:layer="D1" svg:x1="33.499cm" svg:y1="32.851cm" svg:x2="33.401cm" svg:y2="32.851cm">
                  <text:p/>
                </draw:line>
                <draw:line draw:style-name="gr8" draw:text-style-name="P1" draw:layer="D1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1" svg:x1="34.45cm" svg:y1="32.95cm" svg:x2="33.493cm" svg:y2="32.95cm">
                  <text:p/>
                </draw:line>
                <draw:line draw:style-name="gr8" draw:text-style-name="P1" draw:layer="D1" svg:x1="34.45cm" svg:y1="32.2cm" svg:x2="34.45cm" svg:y2="32.95cm">
                  <text:p/>
                </draw:line>
                <draw:line draw:style-name="gr8" draw:text-style-name="P1" draw:layer="D1" svg:x1="34.449cm" svg:y1="32.2cm" svg:x2="33.492cm" svg:y2="32.2cm">
                  <text:p/>
                </draw:line>
                <draw:line draw:style-name="gr8" draw:text-style-name="P1" draw:layer="D1" svg:x1="34.45cm" svg:y1="32.2cm" svg:x2="33.493cm" svg:y2="32.95cm">
                  <text:p/>
                </draw:line>
                <draw:line draw:style-name="gr8" draw:text-style-name="P1" draw:layer="D1" svg:x1="33.493cm" svg:y1="32.2cm" svg:x2="33.493cm" svg:y2="32.95cm">
                  <text:p/>
                </draw:line>
                <draw:line draw:style-name="gr8" draw:text-style-name="P1" draw:layer="D1" svg:x1="33.493cm" svg:y1="32.2cm" svg:x2="34.45cm" svg:y2="32.95cm">
                  <text:p/>
                </draw:line>
              </draw:g>
              <draw:g>
                <draw:line draw:style-name="gr8" draw:text-style-name="P1" draw:layer="D1" svg:x1="33.498cm" svg:y1="32.851cm" svg:x2="33.3cm" svg:y2="32.851cm">
                  <text:p/>
                </draw:line>
                <draw:line draw:style-name="gr8" draw:text-style-name="P1" draw:layer="D1" svg:x1="33.498cm" svg:y1="32.299cm" svg:x2="33.3cm" svg:y2="32.299cm">
                  <text:p/>
                </draw:line>
              </draw:g>
            </draw:g>
          </draw:g>
        </draw:g>
        <draw:g>
          <draw:g>
            <draw:g>
              <draw:g>
                <draw:line draw:style-name="gr8" draw:text-style-name="P1" draw:layer="D1" svg:x1="34.45cm" svg:y1="31.85cm" svg:x2="33.493cm" svg:y2="31.85cm">
                  <text:p/>
                </draw:line>
                <draw:line draw:style-name="gr8" draw:text-style-name="P1" draw:layer="D1" svg:x1="34.45cm" svg:y1="31.1cm" svg:x2="34.45cm" svg:y2="31.85cm">
                  <text:p/>
                </draw:line>
                <draw:line draw:style-name="gr8" draw:text-style-name="P1" draw:layer="D1" svg:x1="34.449cm" svg:y1="31.1cm" svg:x2="33.492cm" svg:y2="31.1cm">
                  <text:p/>
                </draw:line>
                <draw:line draw:style-name="gr8" draw:text-style-name="P1" draw:layer="D1" svg:x1="34.45cm" svg:y1="31.1cm" svg:x2="33.493cm" svg:y2="31.85cm">
                  <text:p/>
                </draw:line>
                <draw:line draw:style-name="gr8" draw:text-style-name="P1" draw:layer="D1" svg:x1="33.493cm" svg:y1="31.1cm" svg:x2="33.493cm" svg:y2="31.85cm">
                  <text:p/>
                </draw:line>
                <draw:line draw:style-name="gr8" draw:text-style-name="P1" draw:layer="D1" svg:x1="33.493cm" svg:y1="31.1cm" svg:x2="34.45cm" svg:y2="31.85cm">
                  <text:p/>
                </draw:line>
              </draw:g>
              <draw:g>
                <draw:line draw:style-name="gr8" draw:text-style-name="P1" draw:layer="D1" svg:x1="33.499cm" svg:y1="31.751cm" svg:x2="33.401cm" svg:y2="31.751cm">
                  <text:p/>
                </draw:line>
                <draw:line draw:style-name="gr8" draw:text-style-name="P1" draw:layer="D1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1" svg:x1="34.45cm" svg:y1="31.85cm" svg:x2="33.493cm" svg:y2="31.85cm">
                  <text:p/>
                </draw:line>
                <draw:line draw:style-name="gr8" draw:text-style-name="P1" draw:layer="D1" svg:x1="34.45cm" svg:y1="31.1cm" svg:x2="34.45cm" svg:y2="31.85cm">
                  <text:p/>
                </draw:line>
                <draw:line draw:style-name="gr8" draw:text-style-name="P1" draw:layer="D1" svg:x1="34.449cm" svg:y1="31.1cm" svg:x2="33.492cm" svg:y2="31.1cm">
                  <text:p/>
                </draw:line>
                <draw:line draw:style-name="gr8" draw:text-style-name="P1" draw:layer="D1" svg:x1="34.45cm" svg:y1="31.1cm" svg:x2="33.493cm" svg:y2="31.85cm">
                  <text:p/>
                </draw:line>
                <draw:line draw:style-name="gr8" draw:text-style-name="P1" draw:layer="D1" svg:x1="33.493cm" svg:y1="31.1cm" svg:x2="33.493cm" svg:y2="31.85cm">
                  <text:p/>
                </draw:line>
                <draw:line draw:style-name="gr8" draw:text-style-name="P1" draw:layer="D1" svg:x1="33.493cm" svg:y1="31.1cm" svg:x2="34.45cm" svg:y2="31.85cm">
                  <text:p/>
                </draw:line>
              </draw:g>
              <draw:g>
                <draw:line draw:style-name="gr8" draw:text-style-name="P1" draw:layer="D1" svg:x1="33.498cm" svg:y1="31.751cm" svg:x2="33.3cm" svg:y2="31.751cm">
                  <text:p/>
                </draw:line>
                <draw:line draw:style-name="gr8" draw:text-style-name="P1" draw:layer="D1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1" svg:x1="34.45cm" svg:y1="32.95cm" svg:x2="33.493cm" svg:y2="32.95cm">
                  <text:p/>
                </draw:line>
                <draw:line draw:style-name="gr8" draw:text-style-name="P1" draw:layer="D1" svg:x1="34.45cm" svg:y1="32.2cm" svg:x2="34.45cm" svg:y2="32.95cm">
                  <text:p/>
                </draw:line>
                <draw:line draw:style-name="gr8" draw:text-style-name="P1" draw:layer="D1" svg:x1="34.449cm" svg:y1="32.2cm" svg:x2="33.492cm" svg:y2="32.2cm">
                  <text:p/>
                </draw:line>
                <draw:line draw:style-name="gr8" draw:text-style-name="P1" draw:layer="D1" svg:x1="34.45cm" svg:y1="32.2cm" svg:x2="33.493cm" svg:y2="32.95cm">
                  <text:p/>
                </draw:line>
                <draw:line draw:style-name="gr8" draw:text-style-name="P1" draw:layer="D1" svg:x1="33.493cm" svg:y1="32.2cm" svg:x2="33.493cm" svg:y2="32.95cm">
                  <text:p/>
                </draw:line>
                <draw:line draw:style-name="gr8" draw:text-style-name="P1" draw:layer="D1" svg:x1="33.493cm" svg:y1="32.2cm" svg:x2="34.45cm" svg:y2="32.95cm">
                  <text:p/>
                </draw:line>
              </draw:g>
              <draw:g>
                <draw:line draw:style-name="gr8" draw:text-style-name="P1" draw:layer="D1" svg:x1="33.499cm" svg:y1="32.851cm" svg:x2="33.401cm" svg:y2="32.851cm">
                  <text:p/>
                </draw:line>
                <draw:line draw:style-name="gr8" draw:text-style-name="P1" draw:layer="D1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1" svg:x1="34.45cm" svg:y1="32.95cm" svg:x2="33.493cm" svg:y2="32.95cm">
                  <text:p/>
                </draw:line>
                <draw:line draw:style-name="gr8" draw:text-style-name="P1" draw:layer="D1" svg:x1="34.45cm" svg:y1="32.2cm" svg:x2="34.45cm" svg:y2="32.95cm">
                  <text:p/>
                </draw:line>
                <draw:line draw:style-name="gr8" draw:text-style-name="P1" draw:layer="D1" svg:x1="34.449cm" svg:y1="32.2cm" svg:x2="33.492cm" svg:y2="32.2cm">
                  <text:p/>
                </draw:line>
                <draw:line draw:style-name="gr8" draw:text-style-name="P1" draw:layer="D1" svg:x1="34.45cm" svg:y1="32.2cm" svg:x2="33.493cm" svg:y2="32.95cm">
                  <text:p/>
                </draw:line>
                <draw:line draw:style-name="gr8" draw:text-style-name="P1" draw:layer="D1" svg:x1="33.493cm" svg:y1="32.2cm" svg:x2="33.493cm" svg:y2="32.95cm">
                  <text:p/>
                </draw:line>
                <draw:line draw:style-name="gr8" draw:text-style-name="P1" draw:layer="D1" svg:x1="33.493cm" svg:y1="32.2cm" svg:x2="34.45cm" svg:y2="32.95cm">
                  <text:p/>
                </draw:line>
              </draw:g>
              <draw:g>
                <draw:line draw:style-name="gr8" draw:text-style-name="P1" draw:layer="D1" svg:x1="33.498cm" svg:y1="32.851cm" svg:x2="33.3cm" svg:y2="32.851cm">
                  <text:p/>
                </draw:line>
                <draw:line draw:style-name="gr8" draw:text-style-name="P1" draw:layer="D1" svg:x1="33.498cm" svg:y1="32.299cm" svg:x2="33.3cm" svg:y2="32.299cm">
                  <text:p/>
                </draw:line>
              </draw:g>
            </draw:g>
          </draw:g>
        </draw:g>
        <draw:line draw:style-name="gr1" draw:text-style-name="P1" draw:layer="Wall1" svg:x1="24.9cm" svg:y1="24.9cm" svg:x2="14.75cm" svg:y2="24.9cm">
          <text:p/>
        </draw:line>
        <draw:line draw:style-name="gr3" draw:text-style-name="P1" draw:layer="Wall1" svg:x1="40.9cm" svg:y1="27.7cm" svg:x2="40.9cm" svg:y2="25.152cm">
          <text:p/>
        </draw:line>
        <draw:line draw:style-name="gr3" draw:text-style-name="P1" draw:layer="Wall1" svg:x1="42.35cm" svg:y1="27.7cm" svg:x2="40.9cm" svg:y2="27.7cm">
          <text:p/>
        </draw:line>
        <draw:line draw:style-name="gr8" draw:text-style-name="P1" draw:layer="D1" svg:x1="30.752cm" svg:y1="24.202cm" svg:x2="30.101cm" svg:y2="24.202cm">
          <text:p/>
        </draw:line>
        <draw:g>
          <draw:line draw:style-name="gr10" draw:text-style-name="P1" draw:layer="P1" svg:x1="30.6cm" svg:y1="23.75cm" svg:x2="30.6cm" svg:y2="24.202cm">
            <text:p/>
          </draw:line>
          <draw:path draw:style-name="gr10" draw:text-style-name="P1" draw:layer="P1" svg:width="0.507cm" svg:height="0.343cm" draw:transform="skewX (0.0333357887130917) rotate (1.45176487180888) translate (30.1999693202765cm 24.202035174233cm)" svg:viewBox="0 0 508 344" svg:d="M0 0c435 1 508 344 508 344">
            <text:p/>
          </draw:path>
        </draw:g>
        <draw:g>
          <draw:line draw:style-name="gr10" draw:text-style-name="P1" draw:layer="P1" svg:x1="39.15cm" svg:y1="17.45cm" svg:x2="38.75cm" svg:y2="17.45cm">
            <text:p/>
          </draw:line>
          <draw:path draw:style-name="gr10" draw:text-style-name="P1" draw:layer="P1" svg:width="0.446cm" svg:height="0.3cm" draw:transform="skewX (-0.0284488668075076) rotate (-3.02570279125737) translate (39.1937505975231cm 17.7483655560861cm)" svg:viewBox="0 0 447 301" svg:d="M447 0c-385 1-447 301-447 301">
            <text:p/>
          </draw:path>
        </draw:g>
        <draw:line draw:style-name="gr1" draw:text-style-name="P1" draw:layer="Wall1" svg:x1="38.75cm" svg:y1="18.05cm" svg:x2="38.75cm" svg:y2="17.4cm">
          <text:p/>
        </draw:line>
        <draw:line draw:style-name="gr1" draw:text-style-name="P1" draw:layer="Wall1" svg:x1="38.75cm" svg:y1="17.4cm" svg:x2="38.32cm" svg:y2="17.4cm">
          <text:p/>
        </draw:line>
        <draw:line draw:style-name="gr1" draw:text-style-name="P1" draw:layer="Wall1" svg:x1="38.75cm" svg:y1="16.2cm" svg:x2="38.75cm" svg:y2="15.95cm">
          <text:p/>
        </draw:line>
        <draw:g>
          <draw:line draw:style-name="gr10" draw:text-style-name="P1" draw:layer="P1" svg:x1="44.508cm" svg:y1="11.45cm" svg:x2="44.508cm" svg:y2="11.15cm">
            <text:p/>
          </draw:line>
          <draw:path draw:style-name="gr10" draw:text-style-name="P1" draw:layer="P1" svg:width="0.337cm" svg:height="0.263cm" draw:transform="skewX (0.00663225115757848) rotate (1.70763014015125) translate (44.2460348191018cm 11.4844745653473cm)" svg:viewBox="0 0 338 264" svg:d="M338 0c-290 1-338 264-338 264">
            <text:p/>
          </draw:path>
        </draw:g>
        <draw:line draw:style-name="gr1" draw:text-style-name="P1" draw:layer="Wall1" svg:x1="43.2cm" svg:y1="9.15cm" svg:x2="43.2cm" svg:y2="8.5cm">
          <text:p/>
        </draw:line>
        <draw:line draw:style-name="gr3" draw:text-style-name="P1" draw:layer="Wall1" svg:x1="24.9cm" svg:y1="22.438cm" svg:x2="24.9cm" svg:y2="27.751cm">
          <text:p/>
        </draw:line>
        <draw:line draw:style-name="gr3" draw:text-style-name="P1" draw:layer="Wall1" svg:x1="27.85cm" svg:y1="22.438cm" svg:x2="27.85cm" svg:y2="27.751cm">
          <text:p/>
        </draw:line>
        <draw:polygon draw:style-name="gr11" draw:text-style-name="P4" draw:layer="Z1" svg:width="10.149cm" svg:height="2.45cm" svg:x="14.75cm" svg:y="22.45cm" svg:viewBox="0 0 10150 2451" draw:points="0,0 1,2450 10150,2451 10150,0">
          <text:p/>
        </draw:polygon>
        <draw:polygon draw:style-name="gr12" draw:text-style-name="P5" draw:layer="Z1" svg:width="2.299cm" svg:height="1.449cm" svg:x="43.2cm" svg:y="8.5cm" svg:viewBox="0 0 2300 1450" draw:points="2300,0 0,0 0,1450 2142,1450">
          <text:p/>
        </draw:polygon>
        <draw:polygon draw:style-name="gr13" draw:text-style-name="P6" draw:layer="Z1" svg:width="5.624cm" svg:height="1.544cm" svg:x="29.633cm" svg:y="21.799cm" svg:viewBox="0 0 5625 1545" draw:points="0,1545 5075,1545 5075,501 5625,501 5625,2 0,0">
          <text:p/>
        </draw:polygon>
        <draw:path draw:style-name="gr14" draw:text-style-name="P3" draw:layer="Z1" svg:width="3.148cm" svg:height="1.714cm" draw:transform="rotate (-0.0703367688553718) translate (43.0007674861817cm 21.975912545598cm)" svg:viewBox="0 0 3149 1715" svg:d="M0 25c2989-268 3149 1690 3149 1690">
          <text:p/>
        </draw:path>
        <draw:line draw:style-name="gr15" draw:text-style-name="P3" draw:layer="Z1" svg:x1="35.258cm" svg:y1="21.801cm" svg:x2="38.38cm" svg:y2="21.8cm">
          <text:p/>
        </draw:line>
        <draw:line draw:style-name="gr15" draw:text-style-name="P3" draw:layer="Z1" svg:x1="42.999cm" svg:y1="22.001cm" svg:x2="38.38cm" svg:y2="21.801cm">
          <text:p/>
        </draw:line>
        <draw:line draw:style-name="gr15" draw:text-style-name="P3" draw:layer="Z1" svg:x1="35.258cm" svg:y1="21.801cm" svg:x2="35.258cm" svg:y2="23.344cm">
          <text:p/>
        </draw:line>
        <draw:line draw:style-name="gr15" draw:text-style-name="P3" draw:layer="Z1" svg:x1="35.258cm" svg:y1="23.345cm" svg:x2="38.349cm" svg:y2="23.345cm">
          <text:p/>
        </draw:line>
        <draw:line draw:style-name="gr15" draw:text-style-name="P3" draw:layer="Z1" svg:x1="38.349cm" svg:y1="24.334cm" svg:x2="38.349cm" svg:y2="23.344cm">
          <text:p/>
        </draw:line>
        <draw:line draw:style-name="gr15" draw:text-style-name="P3" draw:layer="Z1" svg:x1="39.05cm" svg:y1="24.334cm" svg:x2="39.05cm" svg:y2="24.6cm">
          <text:p/>
        </draw:line>
        <draw:line draw:style-name="gr15" draw:text-style-name="P3" draw:layer="Z1" svg:x1="38.35cm" svg:y1="24.334cm" svg:x2="39.05cm" svg:y2="24.335cm">
          <text:p/>
        </draw:line>
        <draw:line draw:style-name="gr15" draw:text-style-name="P3" draw:layer="Z1" svg:x1="39.05cm" svg:y1="24.599cm" svg:x2="40cm" svg:y2="24.6cm">
          <text:p/>
        </draw:line>
        <draw:line draw:style-name="gr15" draw:text-style-name="P3" draw:layer="Z1" svg:x1="43.6cm" svg:y1="30.501cm" svg:x2="43.6cm" svg:y2="30.901cm">
          <text:p/>
        </draw:line>
        <draw:line draw:style-name="gr15" draw:text-style-name="P3" draw:layer="Z1" svg:x1="40cm" svg:y1="25.15cm" svg:x2="40.9cm" svg:y2="25.15cm">
          <text:p/>
        </draw:line>
        <draw:line draw:style-name="gr15" draw:text-style-name="P3" draw:layer="Z1" svg:x1="40.9cm" svg:y1="25.152cm" svg:x2="40.9cm" svg:y2="27.7cm">
          <text:p/>
        </draw:line>
        <draw:line draw:style-name="gr15" draw:text-style-name="P3" draw:layer="Z1" svg:x1="42.35cm" svg:y1="27.7cm" svg:x2="40.9cm" svg:y2="27.7cm">
          <text:p/>
        </draw:line>
        <draw:line draw:style-name="gr15" draw:text-style-name="P3" draw:layer="Z1" svg:x1="42.35cm" svg:y1="30.5cm" svg:x2="42.35cm" svg:y2="27.7cm">
          <text:p/>
        </draw:line>
        <draw:line draw:style-name="gr15" draw:text-style-name="P3" draw:layer="Z1" svg:x1="42.35cm" svg:y1="30.5cm" svg:x2="43.6cm" svg:y2="30.5cm">
          <text:p/>
        </draw:line>
        <draw:line draw:style-name="gr15" draw:text-style-name="P3" draw:layer="Z1" svg:x1="46.022cm" svg:y1="23.908cm" svg:x2="45.275cm" svg:y2="30.901cm">
          <text:p/>
        </draw:line>
        <draw:line draw:style-name="gr15" draw:text-style-name="P3" draw:layer="Z1" svg:x1="43.6cm" svg:y1="30.9cm" svg:x2="45.275cm" svg:y2="30.901cm">
          <text:p/>
        </draw:line>
        <draw:line draw:style-name="gr15" draw:text-style-name="P3" draw:layer="Z1" svg:x1="40cm" svg:y1="24.599cm" svg:x2="40cm" svg:y2="25.15cm">
          <text:p/>
        </draw:line>
        <draw:path draw:style-name="gr16" draw:text-style-name="P1" draw:layer="Z1" svg:width="5.605cm" svg:height="3.182cm" draw:transform="rotate (1.32540303396449) translate (43.005999882413cm 16.9390004695205cm)" svg:viewBox="0 0 5606 3183" svg:d="M5606 2943c-4150 1274-5607-2943-5606-2943">
          <text:p/>
        </draw:path>
        <draw:path draw:style-name="gr16" draw:text-style-name="P1" draw:layer="Z1" svg:width="0.545cm" svg:height="0.329cm" draw:transform="rotate (1.32540303396449) translate (44.4499991256423cm 14.400003491278cm)" svg:viewBox="0 0 546 330" svg:d="M546 327c-352 37-547-327-546-327">
          <text:p/>
        </draw:path>
        <draw:path draw:style-name="gr14" draw:text-style-name="P3" draw:layer="Z1" svg:width="3.148cm" svg:height="1.714cm" draw:transform="rotate (-0.0703367688553718) translate (43.0007674861817cm 21.975912545598cm)" svg:viewBox="0 0 3149 1715" svg:d="M0 25c2989-268 3149 1690 3149 1690">
          <text:p/>
        </draw:path>
        <draw:line draw:style-name="gr15" draw:text-style-name="P3" draw:layer="Z1" svg:x1="43.006cm" svg:y1="16.939cm" svg:x2="38.32cm" svg:y2="18.18cm">
          <text:p/>
        </draw:line>
        <draw:line draw:style-name="gr15" draw:text-style-name="P3" draw:layer="Z1" svg:x1="38.32cm" svg:y1="16.319cm" svg:x2="44.45cm" svg:y2="14.4cm">
          <text:p/>
        </draw:line>
        <draw:line draw:style-name="gr15" draw:text-style-name="P3" draw:layer="Z1" svg:x1="38.32cm" svg:y1="16.32cm" svg:x2="38.32cm" svg:y2="18.181cm">
          <text:p/>
        </draw:line>
        <draw:line draw:style-name="gr15" draw:text-style-name="P3" draw:layer="Z1" svg:x1="38.326cm" svg:y1="15.949cm" svg:x2="39.506cm" svg:y2="15.949cm">
          <text:p/>
        </draw:line>
        <draw:line draw:style-name="gr15" draw:text-style-name="P3" draw:layer="Z1" svg:x1="44.9cm" svg:y1="13.95cm" svg:x2="45.9cm" svg:y2="4.9cm">
          <text:p/>
        </draw:line>
        <draw:line draw:style-name="gr15" draw:text-style-name="P3" draw:layer="Z1" svg:x1="47.222cm" svg:y1="12.215cm" svg:x2="48.025cm" svg:y2="5.225cm">
          <text:p/>
        </draw:line>
        <draw:line draw:style-name="gr15" draw:text-style-name="P3" draw:layer="Z1" svg:x1="46.65cm" svg:y1="4.9cm" svg:x2="48.025cm" svg:y2="5.225cm">
          <text:p/>
        </draw:line>
        <draw:line draw:style-name="gr15" draw:text-style-name="P3" draw:layer="Z1" svg:x1="45.9cm" svg:y1="4.9cm" svg:x2="46.65cm" svg:y2="4.9cm">
          <text:p/>
        </draw:line>
        <draw:line draw:style-name="gr15" draw:text-style-name="P3" draw:layer="Z1" svg:x1="38.325cm" svg:y1="14.25cm" svg:x2="41.02cm" svg:y2="14.25cm">
          <text:p/>
        </draw:line>
        <draw:line draw:style-name="gr15" draw:text-style-name="P3" draw:layer="Z1" svg:x1="41.02cm" svg:y1="14.25cm" svg:x2="41.02cm" svg:y2="11.9cm">
          <text:p/>
        </draw:line>
        <draw:line draw:style-name="gr15" draw:text-style-name="P3" draw:layer="Z1" svg:x1="38.325cm" svg:y1="15.949cm" svg:x2="38.325cm" svg:y2="14.25cm">
          <text:p/>
        </draw:line>
        <draw:line draw:style-name="gr15" draw:text-style-name="P3" draw:layer="Z1" svg:x1="41.35cm" svg:y1="11.9cm" svg:x2="41.02cm" svg:y2="11.9cm">
          <text:p/>
        </draw:line>
        <draw:line draw:style-name="gr15" draw:text-style-name="P3" draw:layer="Z1" svg:x1="41.35cm" svg:y1="9.95cm" svg:x2="41.35cm" svg:y2="11.9cm">
          <text:p/>
        </draw:line>
        <draw:line draw:style-name="gr15" draw:text-style-name="P3" draw:layer="Z1" svg:x1="41.35cm" svg:y1="8.85cm" svg:x2="40.924cm" svg:y2="8.85cm">
          <text:p/>
        </draw:line>
        <draw:line draw:style-name="gr15" draw:text-style-name="P3" draw:layer="Z1" svg:x1="41.35cm" svg:y1="9.95cm" svg:x2="45.342cm" svg:y2="9.95cm">
          <text:p/>
        </draw:line>
        <draw:line draw:style-name="gr15" draw:text-style-name="P3" draw:layer="Z1" svg:x1="41.35cm" svg:y1="9.1cm" svg:x2="42.42cm" svg:y2="9.1cm">
          <text:p/>
        </draw:line>
        <draw:line draw:style-name="gr15" draw:text-style-name="P3" draw:layer="Z1" svg:x1="42.42cm" svg:y1="8.5cm" svg:x2="45.5cm" svg:y2="8.5cm">
          <text:p/>
        </draw:line>
        <draw:line draw:style-name="gr15" draw:text-style-name="P3" draw:layer="Z1" svg:x1="42.42cm" svg:y1="9.1cm" svg:x2="42.42cm" svg:y2="8.5cm">
          <text:p/>
        </draw:line>
        <draw:line draw:style-name="gr15" draw:text-style-name="P3" draw:layer="Z1" svg:x1="41.35cm" svg:y1="8.85cm" svg:x2="41.35cm" svg:y2="9.95cm">
          <text:p/>
        </draw:line>
        <draw:line draw:style-name="gr15" draw:text-style-name="P3" draw:layer="Z1" svg:x1="40.925cm" svg:y1="8.85cm" svg:x2="40.925cm" svg:y2="6.5cm">
          <text:p/>
        </draw:line>
        <draw:line draw:style-name="gr15" draw:text-style-name="P3" draw:layer="Z1" svg:x1="37.324cm" svg:y1="6.5cm" svg:x2="37.324cm" svg:y2="4.9cm">
          <text:p/>
        </draw:line>
        <draw:line draw:style-name="gr15" draw:text-style-name="P3" draw:layer="Z1" svg:x1="37.324cm" svg:y1="6.5cm" svg:x2="40.925cm" svg:y2="6.5cm">
          <text:p/>
        </draw:line>
        <draw:line draw:style-name="gr15" draw:text-style-name="P3" draw:layer="Z1" svg:x1="37.324cm" svg:y1="4.9cm" svg:x2="45.9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1"/>
      <draw:layer draw:name="D1"/>
      <draw:layer draw:name="P1"/>
      <draw:layer draw:name="Z1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6:36:00.863000000</dc:date>
    <meta:editing-duration>P1DT9H19M50S</meta:editing-duration>
    <meta:editing-cycles>255</meta:editing-cycles>
    <meta:generator>LibreOffice/5.2.3.3$Windows_x86 LibreOffice_project/d54a8868f08a7b39642414cf2c8ef2f228f780cf</meta:generator>
    <meta:document-statistic meta:object-count="752"/>
  </office:meta>
</office:document-meta>
</file>